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11727" table:style-name="ce6">
            <text:p>12.611.727</text:p>
          </table:table-cell>
          <table:table-cell office:value-type="percentage" office:value="0.94704889362139899" table:style-name="ce7">
            <text:p>94,7%</text:p>
          </table:table-cell>
          <table:table-cell office:value-type="float" office:value="6763269" table:style-name="ce5">
            <text:p>6.763.269</text:p>
          </table:table-cell>
          <table:table-cell office:value-type="float" office:value="6545627" table:style-name="ce5">
            <text:p>6.545.627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59501" table:style-name="ce6">
            <text:p>1.959.501</text:p>
          </table:table-cell>
          <table:table-cell office:value-type="percentage" office:value="0.91700661489251678" table:style-name="ce7">
            <text:p>91,7%</text:p>
          </table:table-cell>
          <table:table-cell office:value-type="float" office:value="1056589" table:style-name="ce5">
            <text:p>1.056.589</text:p>
          </table:table-cell>
          <table:table-cell office:value-type="float" office:value="1027151" table:style-name="ce5">
            <text:p>1.027.151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41265" table:style-name="ce6">
            <text:p>1.641.265</text:p>
          </table:table-cell>
          <table:table-cell office:value-type="float" office:value="1651257" table:style-name="ce6">
            <text:p>1.651.257</text:p>
          </table:table-cell>
          <table:table-cell office:value-type="percentage" office:value="1.0060879870100197" table:style-name="ce7">
            <text:p>100,6%</text:p>
          </table:table-cell>
          <table:table-cell office:value-type="float" office:value="869965" table:style-name="ce5">
            <text:p>869.965</text:p>
          </table:table-cell>
          <table:table-cell office:value-type="float" office:value="852806" table:style-name="ce5">
            <text:p>852.806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70785" table:style-name="ce6">
            <text:p>1.570.785</text:p>
          </table:table-cell>
          <table:table-cell office:value-type="percentage" office:value="0.8305538664904164" table:style-name="ce7">
            <text:p>83,1%</text:p>
          </table:table-cell>
          <table:table-cell office:value-type="float" office:value="843512" table:style-name="ce5">
            <text:p>843.512</text:p>
          </table:table-cell>
          <table:table-cell office:value-type="float" office:value="818661" table:style-name="ce5">
            <text:p>818.661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094827" table:style-name="ce6">
            <text:p>3.094.827</text:p>
          </table:table-cell>
          <table:table-cell office:value-type="percentage" office:value="0.87850342337432297" table:style-name="ce7">
            <text:p>87,9%</text:p>
          </table:table-cell>
          <table:table-cell office:value-type="float" office:value="1657648" table:style-name="ce5">
            <text:p>1.657.648</text:p>
          </table:table-cell>
          <table:table-cell office:value-type="float" office:value="1603766" table:style-name="ce5">
            <text:p>1.603.766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895605" table:style-name="ce6">
            <text:p>895.605</text:p>
          </table:table-cell>
          <table:table-cell office:value-type="percentage" office:value="0.90250464803422159" table:style-name="ce7">
            <text:p>90,3%</text:p>
          </table:table-cell>
          <table:table-cell office:value-type="float" office:value="476561" table:style-name="ce5">
            <text:p>476.561</text:p>
          </table:table-cell>
          <table:table-cell office:value-type="float" office:value="461114" table:style-name="ce5">
            <text:p>461.114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90785" table:style-name="ce5">
            <text:p>2.890.78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86585" table:style-name="ce6">
            <text:p>3.886.585</text:p>
          </table:table-cell>
          <table:table-cell office:value-type="float" office:value="3698307" table:style-name="ce6">
            <text:p>3.698.307</text:p>
          </table:table-cell>
          <table:table-cell office:value-type="percentage" office:value="0.95155695810074914" table:style-name="ce7">
            <text:p>95,2%</text:p>
          </table:table-cell>
          <table:table-cell office:value-type="float" office:value="1984110" table:style-name="ce5">
            <text:p>1.984.110</text:p>
          </table:table-cell>
          <table:table-cell office:value-type="float" office:value="1929302" table:style-name="ce5">
            <text:p>1.929.302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09445" table:style-name="ce5">
            <text:p>2.309.44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67320" table:style-name="ce6">
            <text:p>3.267.320</text:p>
          </table:table-cell>
          <table:table-cell office:value-type="float" office:value="2966054" table:style-name="ce6">
            <text:p>2.966.054</text:p>
          </table:table-cell>
          <table:table-cell office:value-type="percentage" office:value="0.90779415545462339" table:style-name="ce7">
            <text:p>90,8%</text:p>
          </table:table-cell>
          <table:table-cell office:value-type="float" office:value="1602778" table:style-name="ce5">
            <text:p>1.602.778</text:p>
          </table:table-cell>
          <table:table-cell office:value-type="float" office:value="1527597" table:style-name="ce5">
            <text:p>1.527.597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53668" table:style-name="ce6">
            <text:p>10.853.668</text:p>
          </table:table-cell>
          <table:table-cell office:value-type="percentage" office:value="0.91488602349577397" table:style-name="ce7">
            <text:p>91,5%</text:p>
          </table:table-cell>
          <table:table-cell office:value-type="float" office:value="5869746" table:style-name="ce5">
            <text:p>5.869.746</text:p>
          </table:table-cell>
          <table:table-cell office:value-type="float" office:value="5656022" table:style-name="ce5">
            <text:p>5.656.022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23495" table:style-name="ce6">
            <text:p>7.523.495</text:p>
          </table:table-cell>
          <table:table-cell office:value-type="percentage" office:value="0.93014252263078379" table:style-name="ce7">
            <text:p>93,0%</text:p>
          </table:table-cell>
          <table:table-cell office:value-type="float" office:value="4044334" table:style-name="ce5">
            <text:p>4.044.334</text:p>
          </table:table-cell>
          <table:table-cell office:value-type="float" office:value="3929907" table:style-name="ce5">
            <text:p>3.929.907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74146" table:style-name="ce6">
            <text:p>1.674.146</text:p>
          </table:table-cell>
          <table:table-cell office:value-type="percentage" office:value="0.99487216056810923" table:style-name="ce7">
            <text:p>99,5%</text:p>
          </table:table-cell>
          <table:table-cell office:value-type="float" office:value="891113" table:style-name="ce5">
            <text:p>891.113</text:p>
          </table:table-cell>
          <table:table-cell office:value-type="float" office:value="869796" table:style-name="ce5">
            <text:p>869.796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332501" table:style-name="ce6">
            <text:p>4.332.501</text:p>
          </table:table-cell>
          <table:table-cell office:value-type="percentage" office:value="1.0026410009143529" table:style-name="ce7">
            <text:p>100,3%</text:p>
          </table:table-cell>
          <table:table-cell office:value-type="float" office:value="2294587" table:style-name="ce5">
            <text:p>2.294.587</text:p>
          </table:table-cell>
          <table:table-cell office:value-type="float" office:value="2245239" table:style-name="ce5">
            <text:p>2.245.239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69963" table:style-name="ce6">
            <text:p>469.963</text:p>
          </table:table-cell>
          <table:table-cell office:value-type="percentage" office:value="0.92047633504059223" table:style-name="ce7">
            <text:p>92,0%</text:p>
          </table:table-cell>
          <table:table-cell office:value-type="float" office:value="255935" table:style-name="ce5">
            <text:p>255.935</text:p>
          </table:table-cell>
          <table:table-cell office:value-type="float" office:value="248683" table:style-name="ce5">
            <text:p>248.683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609200" table:style-name="ce6">
            <text:p>9.609.200</text:p>
          </table:table-cell>
          <table:table-cell office:value-type="percentage" office:value="0.88761793669565625" table:style-name="ce7">
            <text:p>88,8%</text:p>
          </table:table-cell>
          <table:table-cell office:value-type="float" office:value="5262937" table:style-name="ce5">
            <text:p>5.262.937</text:p>
          </table:table-cell>
          <table:table-cell office:value-type="float" office:value="5051400" table:style-name="ce5">
            <text:p>5.051.400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84399" table:style-name="ce6">
            <text:p>2.184.399</text:p>
          </table:table-cell>
          <table:table-cell office:value-type="percentage" office:value="0.90741941581005825" table:style-name="ce7">
            <text:p>90,7%</text:p>
          </table:table-cell>
          <table:table-cell office:value-type="float" office:value="1175653" table:style-name="ce5">
            <text:p>1.175.653</text:p>
          </table:table-cell>
          <table:table-cell office:value-type="float" office:value="1131628" table:style-name="ce5">
            <text:p>1.131.628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1901" table:style-name="ce6">
            <text:p>961.901</text:p>
          </table:table-cell>
          <table:table-cell office:value-type="percentage" office:value="0.91944559944559945" table:style-name="ce7">
            <text:p>91,9%</text:p>
          </table:table-cell>
          <table:table-cell office:value-type="float" office:value="520736" table:style-name="ce5">
            <text:p>520.736</text:p>
          </table:table-cell>
          <table:table-cell office:value-type="float" office:value="506723" table:style-name="ce5">
            <text:p>506.723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56270" table:style-name="ce5">
            <text:p>2.556.27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27870" table:style-name="ce6">
            <text:p>3.627.870</text:p>
          </table:table-cell>
          <table:table-cell office:value-type="float" office:value="3296008" table:style-name="ce6">
            <text:p>3.296.008</text:p>
          </table:table-cell>
          <table:table-cell office:value-type="percentage" office:value="0.90852428560009046" table:style-name="ce7">
            <text:p>90,9%</text:p>
          </table:table-cell>
          <table:table-cell office:value-type="float" office:value="1788311" table:style-name="ce5">
            <text:p>1.788.311</text:p>
          </table:table-cell>
          <table:table-cell office:value-type="float" office:value="1730084" table:style-name="ce5">
            <text:p>1.730.084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9948" table:style-name="ce6">
            <text:p>109.948</text:p>
          </table:table-cell>
          <table:table-cell office:value-type="percentage" office:value="0.78405476716822364" table:style-name="ce7">
            <text:p>78,4%</text:p>
          </table:table-cell>
          <table:table-cell office:value-type="float" office:value="60676" table:style-name="ce5">
            <text:p>60.676</text:p>
          </table:table-cell>
          <table:table-cell office:value-type="float" office:value="56890" table:style-name="ce5">
            <text:p>56.890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9611" table:style-name="ce6">
            <text:p>99.611</text:p>
          </table:table-cell>
          <table:table-cell office:value-type="percentage" office:value="0.70596031183557761" table:style-name="ce7">
            <text:p>70,6%</text:p>
          </table:table-cell>
          <table:table-cell office:value-type="float" office:value="56012" table:style-name="ce5">
            <text:p>56.012</text:p>
          </table:table-cell>
          <table:table-cell office:value-type="float" office:value="53082" table:style-name="ce5">
            <text:p>53.082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895" table:style-name="ce6">
            <text:p>171.895</text:p>
          </table:table-cell>
          <table:table-cell office:value-type="percentage" office:value="0.80991622612350289" table:style-name="ce7">
            <text:p>81,0%</text:p>
          </table:table-cell>
          <table:table-cell office:value-type="float" office:value="92233" table:style-name="ce5">
            <text:p>92.233</text:p>
          </table:table-cell>
          <table:table-cell office:value-type="float" office:value="86052" table:style-name="ce5">
            <text:p>86.052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685" table:style-name="ce5">
            <text:p>3.685</text:p>
          </table:table-cell>
          <table:table-cell office:value-type="float" office:value="8365" table:style-name="ce6">
            <text:p>8.365</text:p>
          </table:table-cell>
          <table:table-cell office:value-type="float" office:value="6039" table:style-name="ce6">
            <text:p>6.039</text:p>
          </table:table-cell>
          <table:table-cell office:value-type="percentage" office:value="0.72193664076509267" table:style-name="ce7">
            <text:p>72,2%</text:p>
          </table:table-cell>
          <table:table-cell office:value-type="float" office:value="4481" table:style-name="ce5">
            <text:p>4.481</text:p>
          </table:table-cell>
          <table:table-cell office:value-type="float" office:value="4181" table:style-name="ce5">
            <text:p>4.181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482041" table:style-name="ce11">
            <text:p>53.482.04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210" table:style-name="ce14">
            <text:p>2.168.210</text:p>
          </table:table-cell>
          <table:table-cell office:value-type="float" office:value="75530781" table:style-name="ce15">
            <text:p>75.530.781</text:p>
          </table:table-cell>
          <table:table-cell office:value-type="float" office:value="69740837" table:style-name="ce15">
            <text:p>69.740.837</text:p>
          </table:table-cell>
          <table:table-cell office:value-type="percentage" office:value="0.92334325260055239" table:style-name="ce16">
            <text:p>92,3%</text:p>
          </table:table-cell>
          <table:table-cell office:value-type="float" office:value="37571186" table:style-name="ce15">
            <text:p>37.571.186</text:p>
          </table:table-cell>
          <table:table-cell office:value-type="float" office:value="36335711" table:style-name="ce15">
            <text:p>36.335.711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2753" table:style-name="ce23">
            <text:p>4.462.753</text:p>
          </table:table-cell>
          <table:table-cell office:value-type="percentage" office:value="0.96384027485762425" table:style-name="ce24">
            <text:p>96,4%</text:p>
          </table:table-cell>
          <table:table-cell office:value-type="float" office:value="4398922" table:style-name="ce23">
            <text:p>4.398.922</text:p>
          </table:table-cell>
          <table:table-cell office:value-type="percentage" office:value="0.95005441474292895" table:style-name="ce24">
            <text:p>95,0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6132" table:style-name="ce23">
            <text:p>746.132</text:p>
          </table:table-cell>
          <table:table-cell office:value-type="percentage" office:value="0.94766415440382656" table:style-name="ce24">
            <text:p>94,8%</text:p>
          </table:table-cell>
          <table:table-cell office:value-type="float" office:value="735789" table:style-name="ce23">
            <text:p>735.789</text:p>
          </table:table-cell>
          <table:table-cell office:value-type="percentage" office:value="0.93452748374903793" table:style-name="ce24">
            <text:p>93,5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250" table:style-name="ce23">
            <text:p>654.250</text:p>
          </table:table-cell>
          <table:table-cell office:value-type="percentage" office:value="0.96730315731890326" table:style-name="ce24">
            <text:p>96,7%</text:p>
          </table:table-cell>
          <table:table-cell office:value-type="float" office:value="648705" table:style-name="ce23">
            <text:p>648.705</text:p>
          </table:table-cell>
          <table:table-cell office:value-type="percentage" office:value="0.95910492115943313" table:style-name="ce24">
            <text:p>95,9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5191" table:style-name="ce23">
            <text:p>555.191</text:p>
          </table:table-cell>
          <table:table-cell office:value-type="percentage" office:value="0.89654231354298208" table:style-name="ce24">
            <text:p>89,7%</text:p>
          </table:table-cell>
          <table:table-cell office:value-type="float" office:value="546707" table:style-name="ce23">
            <text:p>546.707</text:p>
          </table:table-cell>
          <table:table-cell office:value-type="percentage" office:value="0.88284204644913755" table:style-name="ce24">
            <text:p>88,3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3343" table:style-name="ce23">
            <text:p>1.103.343</text:p>
          </table:table-cell>
          <table:table-cell office:value-type="percentage" office:value="0.90564518445860809" table:style-name="ce24">
            <text:p>90,6%</text:p>
          </table:table-cell>
          <table:table-cell office:value-type="float" office:value="1086430" table:style-name="ce23">
            <text:p>1.086.430</text:p>
          </table:table-cell>
          <table:table-cell office:value-type="percentage" office:value="0.89176266831924944" table:style-name="ce24">
            <text:p>89,2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460" table:style-name="ce23">
            <text:p>345.460</text:p>
          </table:table-cell>
          <table:table-cell office:value-type="percentage" office:value="0.96178581570551192" table:style-name="ce24">
            <text:p>96,2%</text:p>
          </table:table-cell>
          <table:table-cell office:value-type="float" office:value="342201" table:style-name="ce23">
            <text:p>342.201</text:p>
          </table:table-cell>
          <table:table-cell office:value-type="percentage" office:value="0.95271252220298119" table:style-name="ce24">
            <text:p>95,3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9147" table:style-name="ce23">
            <text:p>1.469.147</text:p>
          </table:table-cell>
          <table:table-cell office:value-type="percentage" office:value="0.95889687635841014" table:style-name="ce24">
            <text:p>95,9%</text:p>
          </table:table-cell>
          <table:table-cell office:value-type="float" office:value="1450156" table:style-name="ce23">
            <text:p>1.450.156</text:p>
          </table:table-cell>
          <table:table-cell office:value-type="percentage" office:value="0.94650164934646197" table:style-name="ce24">
            <text:p>94,7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8614" table:style-name="ce23">
            <text:p>1.088.614</text:p>
          </table:table-cell>
          <table:table-cell office:value-type="percentage" office:value="0.94594472472719504" table:style-name="ce24">
            <text:p>94,6%</text:p>
          </table:table-cell>
          <table:table-cell office:value-type="float" office:value="1056751" table:style-name="ce23">
            <text:p>1.056.751</text:p>
          </table:table-cell>
          <table:table-cell office:value-type="percentage" office:value="0.91825755851035173" table:style-name="ce24">
            <text:p>91,8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8832" table:style-name="ce23">
            <text:p>4.008.832</text:p>
          </table:table-cell>
          <table:table-cell office:value-type="percentage" office:value="0.92612519454873121" table:style-name="ce24">
            <text:p>92,6%</text:p>
          </table:table-cell>
          <table:table-cell office:value-type="float" office:value="3944784" table:style-name="ce23">
            <text:p>3.944.784</text:p>
          </table:table-cell>
          <table:table-cell office:value-type="percentage" office:value="0.91132874848652234" table:style-name="ce24">
            <text:p>91,1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3625" table:style-name="ce23">
            <text:p>2.763.625</text:p>
          </table:table-cell>
          <table:table-cell office:value-type="percentage" office:value="0.95328872320969371" table:style-name="ce24">
            <text:p>95,3%</text:p>
          </table:table-cell>
          <table:table-cell office:value-type="float" office:value="2729388" table:style-name="ce23">
            <text:p>2.729.388</text:p>
          </table:table-cell>
          <table:table-cell office:value-type="percentage" office:value="0.94147896392016261" table:style-name="ce24">
            <text:p>94,1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879" table:style-name="ce23">
            <text:p>613.879</text:p>
          </table:table-cell>
          <table:table-cell office:value-type="percentage" office:value="0.98712147524956262" table:style-name="ce24">
            <text:p>98,7%</text:p>
          </table:table-cell>
          <table:table-cell office:value-type="float" office:value="607179" table:style-name="ce23">
            <text:p>607.179</text:p>
          </table:table-cell>
          <table:table-cell office:value-type="percentage" office:value="0.97634783112071633" table:style-name="ce24">
            <text:p>97,6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3812" table:style-name="ce23">
            <text:p>1.673.812</text:p>
          </table:table-cell>
          <table:table-cell office:value-type="percentage" office:value="0.97308937091484748" table:style-name="ce24">
            <text:p>97,3%</text:p>
          </table:table-cell>
          <table:table-cell office:value-type="float" office:value="1657846" table:style-name="ce23">
            <text:p>1.657.846</text:p>
          </table:table-cell>
          <table:table-cell office:value-type="percentage" office:value="0.96380735782375571" table:style-name="ce24">
            <text:p>96,4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300" table:style-name="ce23">
            <text:p>182.300</text:p>
          </table:table-cell>
          <table:table-cell office:value-type="percentage" office:value="0.96628343960861018" table:style-name="ce24">
            <text:p>96,6%</text:p>
          </table:table-cell>
          <table:table-cell office:value-type="float" office:value="179766" table:style-name="ce23">
            <text:p>179.766</text:p>
          </table:table-cell>
          <table:table-cell office:value-type="percentage" office:value="0.95285194078267366" table:style-name="ce24">
            <text:p>95,3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5393" table:style-name="ce23">
            <text:p>3.525.393</text:p>
          </table:table-cell>
          <table:table-cell office:value-type="percentage" office:value="0.9445681995991726" table:style-name="ce24">
            <text:p>94,5%</text:p>
          </table:table-cell>
          <table:table-cell office:value-type="float" office:value="3468182" table:style-name="ce23">
            <text:p>3.468.182</text:p>
          </table:table-cell>
          <table:table-cell office:value-type="percentage" office:value="0.92923949971599129" table:style-name="ce24">
            <text:p>92,9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0817" table:style-name="ce23">
            <text:p>760.817</text:p>
          </table:table-cell>
          <table:table-cell office:value-type="percentage" office:value="0.96674044971232231" table:style-name="ce24">
            <text:p>96,7%</text:p>
          </table:table-cell>
          <table:table-cell office:value-type="float" office:value="744715" table:style-name="ce23">
            <text:p>744.715</text:p>
          </table:table-cell>
          <table:table-cell office:value-type="percentage" office:value="0.94628026714375746" table:style-name="ce24">
            <text:p>94,6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448" table:style-name="ce23">
            <text:p>356.448</text:p>
          </table:table-cell>
          <table:table-cell office:value-type="percentage" office:value="0.94926737292875063" table:style-name="ce24">
            <text:p>94,9%</text:p>
          </table:table-cell>
          <table:table-cell office:value-type="float" office:value="352362" table:style-name="ce23">
            <text:p>352.362</text:p>
          </table:table-cell>
          <table:table-cell office:value-type="percentage" office:value="0.93838582362622436" table:style-name="ce24">
            <text:p>93,8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6540" table:style-name="ce23">
            <text:p>1.296.540</text:p>
          </table:table-cell>
          <table:table-cell office:value-type="percentage" office:value="0.95808639877037671" table:style-name="ce24">
            <text:p>95,8%</text:p>
          </table:table-cell>
          <table:table-cell office:value-type="float" office:value="1277797" table:style-name="ce23">
            <text:p>1.277.797</text:p>
          </table:table-cell>
          <table:table-cell office:value-type="percentage" office:value="0.9442361408746287" table:style-name="ce24">
            <text:p>94,4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25" table:style-name="ce23">
            <text:p>35.325</text:p>
          </table:table-cell>
          <table:table-cell office:value-type="percentage" office:value="0.90628046590384315" table:style-name="ce24">
            <text:p>90,6%</text:p>
          </table:table-cell>
          <table:table-cell office:value-type="float" office:value="34466" table:style-name="ce23">
            <text:p>34.466</text:p>
          </table:table-cell>
          <table:table-cell office:value-type="percentage" office:value="0.88424239314485098" table:style-name="ce24">
            <text:p>88,4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02" table:style-name="ce23">
            <text:p>32.002</text:p>
          </table:table-cell>
          <table:table-cell office:value-type="percentage" office:value="0.85969106783075888" table:style-name="ce24">
            <text:p>86,0%</text:p>
          </table:table-cell>
          <table:table-cell office:value-type="float" office:value="31218" table:style-name="ce23">
            <text:p>31.218</text:p>
          </table:table-cell>
          <table:table-cell office:value-type="percentage" office:value="0.83862995298858289" table:style-name="ce24">
            <text:p>83,9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20" table:style-name="ce23">
            <text:p>35.020</text:p>
          </table:table-cell>
          <table:table-cell office:value-type="string" table:style-name="ce24">
            <text:p>-</text:p>
          </table:table-cell>
          <table:table-cell office:value-type="float" office:value="32944" table:style-name="ce23">
            <text:p>32.944</text:p>
          </table:table-cell>
          <table:table-cell office:value-type="string" table:style-name="ce24">
            <text:p>-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973" table:style-name="ce23">
            <text:p>1.973</text:p>
          </table:table-cell>
          <table:table-cell office:value-type="string" table:style-name="ce24">
            <text:p>-</text:p>
          </table:table-cell>
          <table:table-cell office:value-type="float" office:value="1879" table:style-name="ce23">
            <text:p>1.879</text:p>
          </table:table-cell>
          <table:table-cell office:value-type="string" table:style-name="ce24">
            <text:p>-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10856" table:style-name="ce15">
            <text:p>25.710.856</text:p>
          </table:table-cell>
          <table:table-cell office:value-type="percentage" office:value="0.95027952663388493" table:style-name="ce16">
            <text:p>95,0%</text:p>
          </table:table-cell>
          <table:table-cell office:value-type="float" office:value="25328187" table:style-name="ce15">
            <text:p>25.328.187</text:p>
          </table:table-cell>
          <table:table-cell office:value-type="percentage" office:value="0.93613598679306975" table:style-name="ce16">
            <text:p>93,6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819" table:style-name="ce34">
            <text:p>433.819</text:p>
          </table:table-cell>
          <table:table-cell office:value-type="percentage" office:value="1" table:style-name="ce35">
            <text:p>100,0%</text:p>
          </table:table-cell>
          <table:table-cell office:value-type="float" office:value="653558" table:style-name="ce34">
            <text:p>653.558</text:p>
          </table:table-cell>
          <table:table-cell office:value-type="percentage" office:value="1" table:style-name="ce35">
            <text:p>100,0%</text:p>
          </table:table-cell>
          <table:table-cell office:value-type="float" office:value="926296" table:style-name="ce34">
            <text:p>926.296</text:p>
          </table:table-cell>
          <table:table-cell office:value-type="percentage" office:value="1" table:style-name="ce35">
            <text:p>100,0%</text:p>
          </table:table-cell>
          <table:table-cell office:value-type="float" office:value="1209293" table:style-name="ce34">
            <text:p>1.209.293</text:p>
          </table:table-cell>
          <table:table-cell office:value-type="percentage" office:value="0.95594697637430526" table:style-name="ce35">
            <text:p>95,6%</text:p>
          </table:table-cell>
          <table:table-cell office:value-type="float" office:value="1239787" table:style-name="ce34">
            <text:p>1.239.787</text:p>
          </table:table-cell>
          <table:table-cell office:value-type="percentage" office:value="0.89507939418704885" table:style-name="ce35">
            <text:p>89,5%</text:p>
          </table:table-cell>
          <table:table-cell office:value-type="float" office:value="912877" table:style-name="ce34">
            <text:p>912.877</text:p>
          </table:table-cell>
          <table:table-cell office:value-type="percentage" office:value="0.80061690011638131" table:style-name="ce35">
            <text:p>80,1%</text:p>
          </table:table-cell>
          <table:table-cell office:value-type="float" office:value="744741" table:style-name="ce34">
            <text:p>744.741</text:p>
          </table:table-cell>
          <table:table-cell office:value-type="percentage" office:value="0.80194191275283411" table:style-name="ce35">
            <text:p>80,2%</text:p>
          </table:table-cell>
          <table:table-cell office:value-type="float" office:value="642898" table:style-name="ce34">
            <text:p>642.898</text:p>
          </table:table-cell>
          <table:table-cell office:value-type="percentage" office:value="0.8538876647447825" table:style-name="ce35">
            <text:p>85,4%</text:p>
          </table:table-cell>
          <table:table-cell office:value-type="float" office:value="6763269" table:style-name="ce34">
            <text:p>6.763.269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758074201805561" table:style-name="ce35">
            <text:p>90,8%</text:p>
          </table:table-cell>
          <table:table-cell office:value-type="percentage" office:value="0.79902417309367424" table:style-name="ce35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79" table:style-name="ce37">
            <text:p>101.179</text:p>
          </table:table-cell>
          <table:table-cell office:value-type="percentage" office:value="1" table:style-name="ce38">
            <text:p>100,0%</text:p>
          </table:table-cell>
          <table:table-cell office:value-type="float" office:value="119148" table:style-name="ce37">
            <text:p>119.148</text:p>
          </table:table-cell>
          <table:table-cell office:value-type="percentage" office:value="1" table:style-name="ce38">
            <text:p>100,0%</text:p>
          </table:table-cell>
          <table:table-cell office:value-type="float" office:value="154149" table:style-name="ce37">
            <text:p>154.149</text:p>
          </table:table-cell>
          <table:table-cell office:value-type="percentage" office:value="0.98581542141244638" table:style-name="ce38">
            <text:p>98,6%</text:p>
          </table:table-cell>
          <table:table-cell office:value-type="float" office:value="185253" table:style-name="ce37">
            <text:p>185.253</text:p>
          </table:table-cell>
          <table:table-cell office:value-type="percentage" office:value="0.9343659528108702" table:style-name="ce38">
            <text:p>93,4%</text:p>
          </table:table-cell>
          <table:table-cell office:value-type="float" office:value="186403" table:style-name="ce37">
            <text:p>186.403</text:p>
          </table:table-cell>
          <table:table-cell office:value-type="percentage" office:value="0.86722061197619837" table:style-name="ce38">
            <text:p>86,7%</text:p>
          </table:table-cell>
          <table:table-cell office:value-type="float" office:value="123431" table:style-name="ce37">
            <text:p>123.431</text:p>
          </table:table-cell>
          <table:table-cell office:value-type="percentage" office:value="0.75131782379508905" table:style-name="ce38">
            <text:p>75,1%</text:p>
          </table:table-cell>
          <table:table-cell office:value-type="float" office:value="101167" table:style-name="ce37">
            <text:p>101.167</text:p>
          </table:table-cell>
          <table:table-cell office:value-type="percentage" office:value="0.77581460264875268" table:style-name="ce38">
            <text:p>77,6%</text:p>
          </table:table-cell>
          <table:table-cell office:value-type="float" office:value="85859" table:style-name="ce37">
            <text:p>85.859</text:p>
          </table:table-cell>
          <table:table-cell office:value-type="percentage" office:value="0.83270131608298015" table:style-name="ce38">
            <text:p>83,3%</text:p>
          </table:table-cell>
          <table:table-cell office:value-type="float" office:value="1056589" table:style-name="ce37">
            <text:p>1.056.589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153547193819438" table:style-name="ce38">
            <text:p>89,2%</text:p>
          </table:table-cell>
          <table:table-cell office:value-type="percentage" office:value="0.79479175050831541" table:style-name="ce38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90" table:style-name="ce37">
            <text:p>88.890</text:p>
          </table:table-cell>
          <table:table-cell office:value-type="percentage" office:value="1" table:style-name="ce38">
            <text:p>100,0%</text:p>
          </table:table-cell>
          <table:table-cell office:value-type="float" office:value="114286" table:style-name="ce37">
            <text:p>114.286</text:p>
          </table:table-cell>
          <table:table-cell office:value-type="percentage" office:value="1" table:style-name="ce38">
            <text:p>100,0%</text:p>
          </table:table-cell>
          <table:table-cell office:value-type="float" office:value="148002" table:style-name="ce37">
            <text:p>148.002</text:p>
          </table:table-cell>
          <table:table-cell office:value-type="percentage" office:value="0.98897442065592178" table:style-name="ce38">
            <text:p>98,9%</text:p>
          </table:table-cell>
          <table:table-cell office:value-type="float" office:value="152919" table:style-name="ce37">
            <text:p>152.919</text:p>
          </table:table-cell>
          <table:table-cell office:value-type="percentage" office:value="0.94020105136954712" table:style-name="ce38">
            <text:p>94,0%</text:p>
          </table:table-cell>
          <table:table-cell office:value-type="float" office:value="150153" table:style-name="ce37">
            <text:p>150.153</text:p>
          </table:table-cell>
          <table:table-cell office:value-type="percentage" office:value="0.89915744971346101" table:style-name="ce38">
            <text:p>89,9%</text:p>
          </table:table-cell>
          <table:table-cell office:value-type="float" office:value="90258" table:style-name="ce37">
            <text:p>90.258</text:p>
          </table:table-cell>
          <table:table-cell office:value-type="percentage" office:value="0.78861696271766957" table:style-name="ce38">
            <text:p>78,9%</text:p>
          </table:table-cell>
          <table:table-cell office:value-type="float" office:value="65668" table:style-name="ce37">
            <text:p>65.668</text:p>
          </table:table-cell>
          <table:table-cell office:value-type="percentage" office:value="0.83007419954241513" table:style-name="ce38">
            <text:p>83,0%</text:p>
          </table:table-cell>
          <table:table-cell office:value-type="float" office:value="59789" table:style-name="ce37">
            <text:p>59.789</text:p>
          </table:table-cell>
          <table:table-cell office:value-type="percentage" office:value="0.93420312500000002" table:style-name="ce38">
            <text:p>93,4%</text:p>
          </table:table-cell>
          <table:table-cell office:value-type="float" office:value="869965" table:style-name="ce37">
            <text:p>869.965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151284843462068" table:style-name="ce38">
            <text:p>93,2%</text:p>
          </table:table-cell>
          <table:table-cell office:value-type="percentage" office:value="0.85392487514527127" table:style-name="ce38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13" table:style-name="ce37">
            <text:p>51.413</text:p>
          </table:table-cell>
          <table:table-cell office:value-type="percentage" office:value="1" table:style-name="ce38">
            <text:p>100,0%</text:p>
          </table:table-cell>
          <table:table-cell office:value-type="float" office:value="79085" table:style-name="ce37">
            <text:p>79.085</text:p>
          </table:table-cell>
          <table:table-cell office:value-type="percentage" office:value="0.98222713497938297" table:style-name="ce38">
            <text:p>98,2%</text:p>
          </table:table-cell>
          <table:table-cell office:value-type="float" office:value="109881" table:style-name="ce37">
            <text:p>109.881</text:p>
          </table:table-cell>
          <table:table-cell office:value-type="percentage" office:value="0.93730327302505312" table:style-name="ce38">
            <text:p>93,7%</text:p>
          </table:table-cell>
          <table:table-cell office:value-type="float" office:value="149202" table:style-name="ce37">
            <text:p>149.202</text:p>
          </table:table-cell>
          <table:table-cell office:value-type="percentage" office:value="0.89990771847500262" table:style-name="ce38">
            <text:p>90,0%</text:p>
          </table:table-cell>
          <table:table-cell office:value-type="float" office:value="165610" table:style-name="ce37">
            <text:p>165.610</text:p>
          </table:table-cell>
          <table:table-cell office:value-type="percentage" office:value="0.80326135459713244" table:style-name="ce38">
            <text:p>80,3%</text:p>
          </table:table-cell>
          <table:table-cell office:value-type="float" office:value="122281" table:style-name="ce37">
            <text:p>122.281</text:p>
          </table:table-cell>
          <table:table-cell office:value-type="percentage" office:value="0.67118400324940852" table:style-name="ce38">
            <text:p>67,1%</text:p>
          </table:table-cell>
          <table:table-cell office:value-type="float" office:value="93641" table:style-name="ce37">
            <text:p>93.641</text:p>
          </table:table-cell>
          <table:table-cell office:value-type="percentage" office:value="0.67884328195908428" table:style-name="ce38">
            <text:p>67,9%</text:p>
          </table:table-cell>
          <table:table-cell office:value-type="float" office:value="72399" table:style-name="ce37">
            <text:p>72.399</text:p>
          </table:table-cell>
          <table:table-cell office:value-type="percentage" office:value="0.75826351068286557" table:style-name="ce38">
            <text:p>75,8%</text:p>
          </table:table-cell>
          <table:table-cell office:value-type="float" office:value="843512" table:style-name="ce37">
            <text:p>843.512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50921809275975" table:style-name="ce38">
            <text:p>81,5%</text:p>
          </table:table-cell>
          <table:table-cell office:value-type="percentage" office:value="0.72000088771816317" table:style-name="ce38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92" table:style-name="ce37">
            <text:p>92.892</text:p>
          </table:table-cell>
          <table:table-cell office:value-type="percentage" office:value="1" table:style-name="ce38">
            <text:p>100,0%</text:p>
          </table:table-cell>
          <table:table-cell office:value-type="float" office:value="151129" table:style-name="ce37">
            <text:p>151.129</text:p>
          </table:table-cell>
          <table:table-cell office:value-type="percentage" office:value="0.97798499977350828" table:style-name="ce38">
            <text:p>97,8%</text:p>
          </table:table-cell>
          <table:table-cell office:value-type="float" office:value="223830" table:style-name="ce37">
            <text:p>223.830</text:p>
          </table:table-cell>
          <table:table-cell office:value-type="percentage" office:value="0.95209534990556888" table:style-name="ce38">
            <text:p>95,2%</text:p>
          </table:table-cell>
          <table:table-cell office:value-type="float" office:value="319570" table:style-name="ce37">
            <text:p>319.570</text:p>
          </table:table-cell>
          <table:table-cell office:value-type="percentage" office:value="0.91172342173734422" table:style-name="ce38">
            <text:p>91,2%</text:p>
          </table:table-cell>
          <table:table-cell office:value-type="float" office:value="315922" table:style-name="ce37">
            <text:p>315.922</text:p>
          </table:table-cell>
          <table:table-cell office:value-type="percentage" office:value="0.81439147874325901" table:style-name="ce38">
            <text:p>81,4%</text:p>
          </table:table-cell>
          <table:table-cell office:value-type="float" office:value="226147" table:style-name="ce37">
            <text:p>226.147</text:p>
          </table:table-cell>
          <table:table-cell office:value-type="percentage" office:value="0.72731512153704647" table:style-name="ce38">
            <text:p>72,7%</text:p>
          </table:table-cell>
          <table:table-cell office:value-type="float" office:value="183312" table:style-name="ce37">
            <text:p>183.312</text:p>
          </table:table-cell>
          <table:table-cell office:value-type="percentage" office:value="0.72815672815672816" table:style-name="ce38">
            <text:p>72,8%</text:p>
          </table:table-cell>
          <table:table-cell office:value-type="float" office:value="144846" table:style-name="ce37">
            <text:p>144.846</text:p>
          </table:table-cell>
          <table:table-cell office:value-type="percentage" office:value="0.8056085474173651" table:style-name="ce38">
            <text:p>80,6%</text:p>
          </table:table-cell>
          <table:table-cell office:value-type="float" office:value="1657648" table:style-name="ce37">
            <text:p>1.657.648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540492682991508" table:style-name="ce38">
            <text:p>84,5%</text:p>
          </table:table-cell>
          <table:table-cell office:value-type="percentage" office:value="0.76180356919637937" table:style-name="ce38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66" table:style-name="ce37">
            <text:p>42.266</text:p>
          </table:table-cell>
          <table:table-cell office:value-type="percentage" office:value="1" table:style-name="ce38">
            <text:p>100,0%</text:p>
          </table:table-cell>
          <table:table-cell office:value-type="float" office:value="55868" table:style-name="ce37">
            <text:p>55.868</text:p>
          </table:table-cell>
          <table:table-cell office:value-type="percentage" office:value="1" table:style-name="ce38">
            <text:p>100,0%</text:p>
          </table:table-cell>
          <table:table-cell office:value-type="float" office:value="76421" table:style-name="ce37">
            <text:p>76.421</text:p>
          </table:table-cell>
          <table:table-cell office:value-type="percentage" office:value="0.98805352640765398" table:style-name="ce38">
            <text:p>98,8%</text:p>
          </table:table-cell>
          <table:table-cell office:value-type="float" office:value="83812" table:style-name="ce37">
            <text:p>83.812</text:p>
          </table:table-cell>
          <table:table-cell office:value-type="percentage" office:value="0.93161709128095682" table:style-name="ce38">
            <text:p>93,2%</text:p>
          </table:table-cell>
          <table:table-cell office:value-type="float" office:value="87093" table:style-name="ce37">
            <text:p>87.093</text:p>
          </table:table-cell>
          <table:table-cell office:value-type="percentage" office:value="0.89080383352596426" table:style-name="ce38">
            <text:p>89,1%</text:p>
          </table:table-cell>
          <table:table-cell office:value-type="float" office:value="53609" table:style-name="ce37">
            <text:p>53.609</text:p>
          </table:table-cell>
          <table:table-cell office:value-type="percentage" office:value="0.76070268045918299" table:style-name="ce38">
            <text:p>76,1%</text:p>
          </table:table-cell>
          <table:table-cell office:value-type="float" office:value="39942" table:style-name="ce37">
            <text:p>39.942</text:p>
          </table:table-cell>
          <table:table-cell office:value-type="percentage" office:value="0.7908523908523909" table:style-name="ce38">
            <text:p>79,1%</text:p>
          </table:table-cell>
          <table:table-cell office:value-type="float" office:value="37550" table:style-name="ce37">
            <text:p>37.550</text:p>
          </table:table-cell>
          <table:table-cell office:value-type="percentage" office:value="0.85412733434933918" table:style-name="ce38">
            <text:p>85,4%</text:p>
          </table:table-cell>
          <table:table-cell office:value-type="float" office:value="476561" table:style-name="ce37">
            <text:p>476.561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924718627355583" table:style-name="ce38">
            <text:p>90,9%</text:p>
          </table:table-cell>
          <table:table-cell office:value-type="percentage" office:value="0.81756203841106179" table:style-name="ce38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98" table:style-name="ce37">
            <text:p>229.198</text:p>
          </table:table-cell>
          <table:table-cell office:value-type="percentage" office:value="1" table:style-name="ce38">
            <text:p>100,0%</text:p>
          </table:table-cell>
          <table:table-cell office:value-type="float" office:value="250280" table:style-name="ce37">
            <text:p>250.280</text:p>
          </table:table-cell>
          <table:table-cell office:value-type="percentage" office:value="1" table:style-name="ce38">
            <text:p>100,0%</text:p>
          </table:table-cell>
          <table:table-cell office:value-type="float" office:value="319697" table:style-name="ce37">
            <text:p>319.697</text:p>
          </table:table-cell>
          <table:table-cell office:value-type="percentage" office:value="1" table:style-name="ce38">
            <text:p>100,0%</text:p>
          </table:table-cell>
          <table:table-cell office:value-type="float" office:value="351452" table:style-name="ce37">
            <text:p>351.452</text:p>
          </table:table-cell>
          <table:table-cell office:value-type="percentage" office:value="0.9220226929887847" table:style-name="ce38">
            <text:p>92,2%</text:p>
          </table:table-cell>
          <table:table-cell office:value-type="float" office:value="318520" table:style-name="ce37">
            <text:p>318.520</text:p>
          </table:table-cell>
          <table:table-cell office:value-type="percentage" office:value="0.87672891922764618" table:style-name="ce38">
            <text:p>87,7%</text:p>
          </table:table-cell>
          <table:table-cell office:value-type="float" office:value="208896" table:style-name="ce37">
            <text:p>208.896</text:p>
          </table:table-cell>
          <table:table-cell office:value-type="percentage" office:value="0.78009433011057461" table:style-name="ce38">
            <text:p>78,0%</text:p>
          </table:table-cell>
          <table:table-cell office:value-type="float" office:value="167958" table:style-name="ce37">
            <text:p>167.958</text:p>
          </table:table-cell>
          <table:table-cell office:value-type="percentage" office:value="0.79598684397600072" table:style-name="ce38">
            <text:p>79,6%</text:p>
          </table:table-cell>
          <table:table-cell office:value-type="float" office:value="138109" table:style-name="ce37">
            <text:p>138.109</text:p>
          </table:table-cell>
          <table:table-cell office:value-type="percentage" office:value="0.83529290803304668" table:style-name="ce38">
            <text:p>83,5%</text:p>
          </table:table-cell>
          <table:table-cell office:value-type="float" office:value="1984110" table:style-name="ce37">
            <text:p>1.984.110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170925439275674" table:style-name="ce38">
            <text:p>91,2%</text:p>
          </table:table-cell>
          <table:table-cell office:value-type="percentage" office:value="0.82846677840326888" table:style-name="ce38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60" table:style-name="ce37">
            <text:p>137.960</text:p>
          </table:table-cell>
          <table:table-cell office:value-type="percentage" office:value="1" table:style-name="ce38">
            <text:p>100,0%</text:p>
          </table:table-cell>
          <table:table-cell office:value-type="float" office:value="158218" table:style-name="ce37">
            <text:p>158.218</text:p>
          </table:table-cell>
          <table:table-cell office:value-type="percentage" office:value="0.99445006631007971" table:style-name="ce38">
            <text:p>99,4%</text:p>
          </table:table-cell>
          <table:table-cell office:value-type="float" office:value="221737" table:style-name="ce37">
            <text:p>221.737</text:p>
          </table:table-cell>
          <table:table-cell office:value-type="percentage" office:value="1" table:style-name="ce38">
            <text:p>100,0%</text:p>
          </table:table-cell>
          <table:table-cell office:value-type="float" office:value="285402" table:style-name="ce37">
            <text:p>285.402</text:p>
          </table:table-cell>
          <table:table-cell office:value-type="percentage" office:value="0.92820299338489254" table:style-name="ce38">
            <text:p>92,8%</text:p>
          </table:table-cell>
          <table:table-cell office:value-type="float" office:value="285297" table:style-name="ce37">
            <text:p>285.297</text:p>
          </table:table-cell>
          <table:table-cell office:value-type="percentage" office:value="0.86295428078825187" table:style-name="ce38">
            <text:p>86,3%</text:p>
          </table:table-cell>
          <table:table-cell office:value-type="float" office:value="202572" table:style-name="ce37">
            <text:p>202.572</text:p>
          </table:table-cell>
          <table:table-cell office:value-type="percentage" office:value="0.76183241131097668" table:style-name="ce38">
            <text:p>76,2%</text:p>
          </table:table-cell>
          <table:table-cell office:value-type="float" office:value="168239" table:style-name="ce37">
            <text:p>168.239</text:p>
          </table:table-cell>
          <table:table-cell office:value-type="percentage" office:value="0.77142359312023989" table:style-name="ce38">
            <text:p>77,1%</text:p>
          </table:table-cell>
          <table:table-cell office:value-type="float" office:value="143353" table:style-name="ce37">
            <text:p>143.353</text:p>
          </table:table-cell>
          <table:table-cell office:value-type="percentage" office:value="0.82400041385970157" table:style-name="ce38">
            <text:p>82,4%</text:p>
          </table:table-cell>
          <table:table-cell office:value-type="float" office:value="1602778" table:style-name="ce37">
            <text:p>1.602.778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61080151084928" table:style-name="ce38">
            <text:p>88,6%</text:p>
          </table:table-cell>
          <table:table-cell office:value-type="percentage" office:value="0.78366983323562589" table:style-name="ce38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384" table:style-name="ce37">
            <text:p>458.384</text:p>
          </table:table-cell>
          <table:table-cell office:value-type="percentage" office:value="1" table:style-name="ce38">
            <text:p>100,0%</text:p>
          </table:table-cell>
          <table:table-cell office:value-type="float" office:value="617579" table:style-name="ce37">
            <text:p>617.579</text:p>
          </table:table-cell>
          <table:table-cell office:value-type="percentage" office:value="0.97211833298703587" table:style-name="ce38">
            <text:p>97,2%</text:p>
          </table:table-cell>
          <table:table-cell office:value-type="float" office:value="796849" table:style-name="ce37">
            <text:p>796.849</text:p>
          </table:table-cell>
          <table:table-cell office:value-type="percentage" office:value="0.95136607194024714" table:style-name="ce38">
            <text:p>95,1%</text:p>
          </table:table-cell>
          <table:table-cell office:value-type="float" office:value="1019687" table:style-name="ce37">
            <text:p>1.019.687</text:p>
          </table:table-cell>
          <table:table-cell office:value-type="percentage" office:value="0.93396746597299818" table:style-name="ce38">
            <text:p>93,4%</text:p>
          </table:table-cell>
          <table:table-cell office:value-type="float" office:value="1116333" table:style-name="ce37">
            <text:p>1.116.333</text:p>
          </table:table-cell>
          <table:table-cell office:value-type="percentage" office:value="0.84779097098549083" table:style-name="ce38">
            <text:p>84,8%</text:p>
          </table:table-cell>
          <table:table-cell office:value-type="float" office:value="754551" table:style-name="ce37">
            <text:p>754.551</text:p>
          </table:table-cell>
          <table:table-cell office:value-type="percentage" office:value="0.72229890911040229" table:style-name="ce38">
            <text:p>72,2%</text:p>
          </table:table-cell>
          <table:table-cell office:value-type="float" office:value="603641" table:style-name="ce37">
            <text:p>603.641</text:p>
          </table:table-cell>
          <table:table-cell office:value-type="percentage" office:value="0.71953250251807355" table:style-name="ce38">
            <text:p>72,0%</text:p>
          </table:table-cell>
          <table:table-cell office:value-type="float" office:value="502722" table:style-name="ce37">
            <text:p>502.722</text:p>
          </table:table-cell>
          <table:table-cell office:value-type="percentage" office:value="0.7661506387103264" table:style-name="ce38">
            <text:p>76,6%</text:p>
          </table:table-cell>
          <table:table-cell office:value-type="float" office:value="5869746" table:style-name="ce37">
            <text:p>5.869.746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46066309861452" table:style-name="ce38">
            <text:p>85,5%</text:p>
          </table:table-cell>
          <table:table-cell office:value-type="percentage" office:value="0.75441961863787566" table:style-name="ce38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83" table:style-name="ce37">
            <text:p>297.083</text:p>
          </table:table-cell>
          <table:table-cell office:value-type="percentage" office:value="1" table:style-name="ce38">
            <text:p>100,0%</text:p>
          </table:table-cell>
          <table:table-cell office:value-type="float" office:value="434091" table:style-name="ce37">
            <text:p>434.091</text:p>
          </table:table-cell>
          <table:table-cell office:value-type="percentage" office:value="0.9913876974937309" table:style-name="ce38">
            <text:p>99,1%</text:p>
          </table:table-cell>
          <table:table-cell office:value-type="float" office:value="569009" table:style-name="ce37">
            <text:p>569.009</text:p>
          </table:table-cell>
          <table:table-cell office:value-type="percentage" office:value="0.97982015676874545" table:style-name="ce38">
            <text:p>98,0%</text:p>
          </table:table-cell>
          <table:table-cell office:value-type="float" office:value="713507" table:style-name="ce37">
            <text:p>713.507</text:p>
          </table:table-cell>
          <table:table-cell office:value-type="percentage" office:value="0.9483912730250128" table:style-name="ce38">
            <text:p>94,8%</text:p>
          </table:table-cell>
          <table:table-cell office:value-type="float" office:value="749935" table:style-name="ce37">
            <text:p>749.935</text:p>
          </table:table-cell>
          <table:table-cell office:value-type="percentage" office:value="0.88063124421668693" table:style-name="ce38">
            <text:p>88,1%</text:p>
          </table:table-cell>
          <table:table-cell office:value-type="float" office:value="503868" table:style-name="ce37">
            <text:p>503.868</text:p>
          </table:table-cell>
          <table:table-cell office:value-type="percentage" office:value="0.77666436997405819" table:style-name="ce38">
            <text:p>77,7%</text:p>
          </table:table-cell>
          <table:table-cell office:value-type="float" office:value="417301" table:style-name="ce37">
            <text:p>417.301</text:p>
          </table:table-cell>
          <table:table-cell office:value-type="percentage" office:value="0.80852543758694584" table:style-name="ce38">
            <text:p>80,9%</text:p>
          </table:table-cell>
          <table:table-cell office:value-type="float" office:value="359540" table:style-name="ce37">
            <text:p>359.540</text:p>
          </table:table-cell>
          <table:table-cell office:value-type="percentage" office:value="0.84691106185414022" table:style-name="ce38">
            <text:p>84,7%</text:p>
          </table:table-cell>
          <table:table-cell office:value-type="float" office:value="4044334" table:style-name="ce37">
            <text:p>4.044.334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105178637033334" table:style-name="ce38">
            <text:p>90,1%</text:p>
          </table:table-cell>
          <table:table-cell office:value-type="percentage" office:value="0.79969383193144716" table:style-name="ce38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20" table:style-name="ce37">
            <text:p>78.220</text:p>
          </table:table-cell>
          <table:table-cell office:value-type="percentage" office:value="1" table:style-name="ce38">
            <text:p>100,0%</text:p>
          </table:table-cell>
          <table:table-cell office:value-type="float" office:value="95874" table:style-name="ce37">
            <text:p>95.874</text:p>
          </table:table-cell>
          <table:table-cell office:value-type="percentage" office:value="1" table:style-name="ce38">
            <text:p>100,0%</text:p>
          </table:table-cell>
          <table:table-cell office:value-type="float" office:value="132704" table:style-name="ce37">
            <text:p>132.704</text:p>
          </table:table-cell>
          <table:table-cell office:value-type="percentage" office:value="1" table:style-name="ce38">
            <text:p>100,0%</text:p>
          </table:table-cell>
          <table:table-cell office:value-type="float" office:value="161213" table:style-name="ce37">
            <text:p>161.213</text:p>
          </table:table-cell>
          <table:table-cell office:value-type="percentage" office:value="0.95270541792738273" table:style-name="ce38">
            <text:p>95,3%</text:p>
          </table:table-cell>
          <table:table-cell office:value-type="float" office:value="145868" table:style-name="ce37">
            <text:p>145.868</text:p>
          </table:table-cell>
          <table:table-cell office:value-type="percentage" office:value="0.91456731914680178" table:style-name="ce38">
            <text:p>91,5%</text:p>
          </table:table-cell>
          <table:table-cell office:value-type="float" office:value="112156" table:style-name="ce37">
            <text:p>112.156</text:p>
          </table:table-cell>
          <table:table-cell office:value-type="percentage" office:value="0.8402520246630556" table:style-name="ce38">
            <text:p>84,0%</text:p>
          </table:table-cell>
          <table:table-cell office:value-type="float" office:value="91093" table:style-name="ce37">
            <text:p>91.093</text:p>
          </table:table-cell>
          <table:table-cell office:value-type="percentage" office:value="0.8038563360395341" table:style-name="ce38">
            <text:p>80,4%</text:p>
          </table:table-cell>
          <table:table-cell office:value-type="float" office:value="73985" table:style-name="ce37">
            <text:p>73.985</text:p>
          </table:table-cell>
          <table:table-cell office:value-type="percentage" office:value="0.87297935103244839" table:style-name="ce38">
            <text:p>87,3%</text:p>
          </table:table-cell>
          <table:table-cell office:value-type="float" office:value="891113" table:style-name="ce37">
            <text:p>891.113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463228299300316" table:style-name="ce38">
            <text:p>93,5%</text:p>
          </table:table-cell>
          <table:table-cell office:value-type="percentage" office:value="0.83752245093220123" table:style-name="ce38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054" table:style-name="ce37">
            <text:p>242.054</text:p>
          </table:table-cell>
          <table:table-cell office:value-type="percentage" office:value="1" table:style-name="ce38">
            <text:p>100,0%</text:p>
          </table:table-cell>
          <table:table-cell office:value-type="float" office:value="291019" table:style-name="ce37">
            <text:p>291.019</text:p>
          </table:table-cell>
          <table:table-cell office:value-type="percentage" office:value="1" table:style-name="ce38">
            <text:p>100,0%</text:p>
          </table:table-cell>
          <table:table-cell office:value-type="float" office:value="345022" table:style-name="ce37">
            <text:p>345.022</text:p>
          </table:table-cell>
          <table:table-cell office:value-type="percentage" office:value="0.99450893127372619" table:style-name="ce38">
            <text:p>99,5%</text:p>
          </table:table-cell>
          <table:table-cell office:value-type="float" office:value="389737" table:style-name="ce37">
            <text:p>389.737</text:p>
          </table:table-cell>
          <table:table-cell office:value-type="percentage" office:value="0.96020586909228878" table:style-name="ce38">
            <text:p>96,0%</text:p>
          </table:table-cell>
          <table:table-cell office:value-type="float" office:value="405980" table:style-name="ce37">
            <text:p>405.980</text:p>
          </table:table-cell>
          <table:table-cell office:value-type="percentage" office:value="0.91597645418425566" table:style-name="ce38">
            <text:p>91,6%</text:p>
          </table:table-cell>
          <table:table-cell office:value-type="float" office:value="260806" table:style-name="ce37">
            <text:p>260.806</text:p>
          </table:table-cell>
          <table:table-cell office:value-type="percentage" office:value="0.80643026764953252" table:style-name="ce38">
            <text:p>80,6%</text:p>
          </table:table-cell>
          <table:table-cell office:value-type="float" office:value="195572" table:style-name="ce37">
            <text:p>195.572</text:p>
          </table:table-cell>
          <table:table-cell office:value-type="percentage" office:value="0.84670167676129204" table:style-name="ce38">
            <text:p>84,7%</text:p>
          </table:table-cell>
          <table:table-cell office:value-type="float" office:value="164397" table:style-name="ce37">
            <text:p>164.397</text:p>
          </table:table-cell>
          <table:table-cell office:value-type="percentage" office:value="0.91328115017749312" table:style-name="ce38">
            <text:p>91,3%</text:p>
          </table:table-cell>
          <table:table-cell office:value-type="float" office:value="2294587" table:style-name="ce37">
            <text:p>2.294.587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485019537607905" table:style-name="ce38">
            <text:p>93,5%</text:p>
          </table:table-cell>
          <table:table-cell office:value-type="percentage" office:value="0.84927487740666563" table:style-name="ce38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0" table:style-name="ce37">
            <text:p>23.350</text:p>
          </table:table-cell>
          <table:table-cell office:value-type="percentage" office:value="1" table:style-name="ce38">
            <text:p>100,0%</text:p>
          </table:table-cell>
          <table:table-cell office:value-type="float" office:value="28635" table:style-name="ce37">
            <text:p>28.635</text:p>
          </table:table-cell>
          <table:table-cell office:value-type="percentage" office:value="1" table:style-name="ce38">
            <text:p>100,0%</text:p>
          </table:table-cell>
          <table:table-cell office:value-type="float" office:value="37934" table:style-name="ce37">
            <text:p>37.934</text:p>
          </table:table-cell>
          <table:table-cell office:value-type="percentage" office:value="1" table:style-name="ce38">
            <text:p>100,0%</text:p>
          </table:table-cell>
          <table:table-cell office:value-type="float" office:value="45203" table:style-name="ce37">
            <text:p>45.203</text:p>
          </table:table-cell>
          <table:table-cell office:value-type="percentage" office:value="0.94836774085263509" table:style-name="ce38">
            <text:p>94,8%</text:p>
          </table:table-cell>
          <table:table-cell office:value-type="float" office:value="47178" table:style-name="ce37">
            <text:p>47.178</text:p>
          </table:table-cell>
          <table:table-cell office:value-type="percentage" office:value="0.89104198538160806" table:style-name="ce38">
            <text:p>89,1%</text:p>
          </table:table-cell>
          <table:table-cell office:value-type="float" office:value="30358" table:style-name="ce37">
            <text:p>30.358</text:p>
          </table:table-cell>
          <table:table-cell office:value-type="percentage" office:value="0.77209491594394564" table:style-name="ce38">
            <text:p>77,2%</text:p>
          </table:table-cell>
          <table:table-cell office:value-type="float" office:value="22833" table:style-name="ce37">
            <text:p>22.833</text:p>
          </table:table-cell>
          <table:table-cell office:value-type="percentage" office:value="0.74965526298509422" table:style-name="ce38">
            <text:p>75,0%</text:p>
          </table:table-cell>
          <table:table-cell office:value-type="float" office:value="20444" table:style-name="ce37">
            <text:p>20.444</text:p>
          </table:table-cell>
          <table:table-cell office:value-type="percentage" office:value="0.80072066426445243" table:style-name="ce38">
            <text:p>80,1%</text:p>
          </table:table-cell>
          <table:table-cell office:value-type="float" office:value="255935" table:style-name="ce37">
            <text:p>255.935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127478254745219" table:style-name="ce38">
            <text:p>90,1%</text:p>
          </table:table-cell>
          <table:table-cell office:value-type="percentage" office:value="0.80001187819226416" table:style-name="ce38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427" table:style-name="ce37">
            <text:p>373.427</text:p>
          </table:table-cell>
          <table:table-cell office:value-type="percentage" office:value="1" table:style-name="ce38">
            <text:p>100,0%</text:p>
          </table:table-cell>
          <table:table-cell office:value-type="float" office:value="510200" table:style-name="ce37">
            <text:p>510.200</text:p>
          </table:table-cell>
          <table:table-cell office:value-type="percentage" office:value="0.96981263341576673" table:style-name="ce38">
            <text:p>97,0%</text:p>
          </table:table-cell>
          <table:table-cell office:value-type="float" office:value="686357" table:style-name="ce37">
            <text:p>686.357</text:p>
          </table:table-cell>
          <table:table-cell office:value-type="percentage" office:value="0.97587737071018577" table:style-name="ce38">
            <text:p>97,6%</text:p>
          </table:table-cell>
          <table:table-cell office:value-type="float" office:value="935278" table:style-name="ce37">
            <text:p>935.278</text:p>
          </table:table-cell>
          <table:table-cell office:value-type="percentage" office:value="0.96144566671086973" table:style-name="ce38">
            <text:p>96,1%</text:p>
          </table:table-cell>
          <table:table-cell office:value-type="float" office:value="1020131" table:style-name="ce37">
            <text:p>1.020.131</text:p>
          </table:table-cell>
          <table:table-cell office:value-type="percentage" office:value="0.87491970211952097" table:style-name="ce38">
            <text:p>87,5%</text:p>
          </table:table-cell>
          <table:table-cell office:value-type="float" office:value="728128" table:style-name="ce37">
            <text:p>728.128</text:p>
          </table:table-cell>
          <table:table-cell office:value-type="percentage" office:value="0.76674108083063053" table:style-name="ce38">
            <text:p>76,7%</text:p>
          </table:table-cell>
          <table:table-cell office:value-type="float" office:value="575724" table:style-name="ce37">
            <text:p>575.724</text:p>
          </table:table-cell>
          <table:table-cell office:value-type="percentage" office:value="0.77541196673288659" table:style-name="ce38">
            <text:p>77,5%</text:p>
          </table:table-cell>
          <table:table-cell office:value-type="float" office:value="433692" table:style-name="ce37">
            <text:p>433.692</text:p>
          </table:table-cell>
          <table:table-cell office:value-type="percentage" office:value="0.78348526399080831" table:style-name="ce38">
            <text:p>78,3%</text:p>
          </table:table-cell>
          <table:table-cell office:value-type="float" office:value="5262937" table:style-name="ce37">
            <text:p>5.262.93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039352037333285" table:style-name="ce38">
            <text:p>88,0%</text:p>
          </table:table-cell>
          <table:table-cell office:value-type="percentage" office:value="0.77625721840832773" table:style-name="ce38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95" table:style-name="ce37">
            <text:p>73.895</text:p>
          </table:table-cell>
          <table:table-cell office:value-type="percentage" office:value="1" table:style-name="ce38">
            <text:p>100,0%</text:p>
          </table:table-cell>
          <table:table-cell office:value-type="float" office:value="103130" table:style-name="ce37">
            <text:p>103.130</text:p>
          </table:table-cell>
          <table:table-cell office:value-type="percentage" office:value="1" table:style-name="ce38">
            <text:p>100,0%</text:p>
          </table:table-cell>
          <table:table-cell office:value-type="float" office:value="147773" table:style-name="ce37">
            <text:p>147.773</text:p>
          </table:table-cell>
          <table:table-cell office:value-type="percentage" office:value="1" table:style-name="ce38">
            <text:p>100,0%</text:p>
          </table:table-cell>
          <table:table-cell office:value-type="float" office:value="206514" table:style-name="ce37">
            <text:p>206.514</text:p>
          </table:table-cell>
          <table:table-cell office:value-type="percentage" office:value="0.96838541471283335" table:style-name="ce38">
            <text:p>96,8%</text:p>
          </table:table-cell>
          <table:table-cell office:value-type="float" office:value="229505" table:style-name="ce37">
            <text:p>229.505</text:p>
          </table:table-cell>
          <table:table-cell office:value-type="percentage" office:value="0.90300483559374722" table:style-name="ce38">
            <text:p>90,3%</text:p>
          </table:table-cell>
          <table:table-cell office:value-type="float" office:value="163247" table:style-name="ce37">
            <text:p>163.247</text:p>
          </table:table-cell>
          <table:table-cell office:value-type="percentage" office:value="0.78107491280029473" table:style-name="ce38">
            <text:p>78,1%</text:p>
          </table:table-cell>
          <table:table-cell office:value-type="float" office:value="136414" table:style-name="ce37">
            <text:p>136.414</text:p>
          </table:table-cell>
          <table:table-cell office:value-type="percentage" office:value="0.79196275138172867" table:style-name="ce38">
            <text:p>79,2%</text:p>
          </table:table-cell>
          <table:table-cell office:value-type="float" office:value="115175" table:style-name="ce37">
            <text:p>115.175</text:p>
          </table:table-cell>
          <table:table-cell office:value-type="percentage" office:value="0.81169746430433987" table:style-name="ce38">
            <text:p>81,2%</text:p>
          </table:table-cell>
          <table:table-cell office:value-type="float" office:value="1175653" table:style-name="ce37">
            <text:p>1.175.653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735119304317035" table:style-name="ce38">
            <text:p>89,7%</text:p>
          </table:table-cell>
          <table:table-cell office:value-type="percentage" office:value="0.77793364570147516" table:style-name="ce38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8" table:style-name="ce37">
            <text:p>42.488</text:p>
          </table:table-cell>
          <table:table-cell office:value-type="percentage" office:value="1" table:style-name="ce38">
            <text:p>100,0%</text:p>
          </table:table-cell>
          <table:table-cell office:value-type="float" office:value="55858" table:style-name="ce37">
            <text:p>55.858</text:p>
          </table:table-cell>
          <table:table-cell office:value-type="percentage" office:value="1" table:style-name="ce38">
            <text:p>100,0%</text:p>
          </table:table-cell>
          <table:table-cell office:value-type="float" office:value="72054" table:style-name="ce37">
            <text:p>72.054</text:p>
          </table:table-cell>
          <table:table-cell office:value-type="percentage" office:value="0.97575970965819836" table:style-name="ce38">
            <text:p>97,6%</text:p>
          </table:table-cell>
          <table:table-cell office:value-type="float" office:value="91297" table:style-name="ce37">
            <text:p>91.297</text:p>
          </table:table-cell>
          <table:table-cell office:value-type="percentage" office:value="0.94418474776097794" table:style-name="ce38">
            <text:p>94,4%</text:p>
          </table:table-cell>
          <table:table-cell office:value-type="float" office:value="94751" table:style-name="ce37">
            <text:p>94.751</text:p>
          </table:table-cell>
          <table:table-cell office:value-type="percentage" office:value="0.87730782763282167" table:style-name="ce38">
            <text:p>87,7%</text:p>
          </table:table-cell>
          <table:table-cell office:value-type="float" office:value="62970" table:style-name="ce37">
            <text:p>62.970</text:p>
          </table:table-cell>
          <table:table-cell office:value-type="percentage" office:value="0.77414833847629116" table:style-name="ce38">
            <text:p>77,4%</text:p>
          </table:table-cell>
          <table:table-cell office:value-type="float" office:value="54953" table:style-name="ce37">
            <text:p>54.953</text:p>
          </table:table-cell>
          <table:table-cell office:value-type="percentage" office:value="0.80662586052519558" table:style-name="ce38">
            <text:p>80,7%</text:p>
          </table:table-cell>
          <table:table-cell office:value-type="float" office:value="46365" table:style-name="ce37">
            <text:p>46.365</text:p>
          </table:table-cell>
          <table:table-cell office:value-type="percentage" office:value="0.82224941476909985" table:style-name="ce38">
            <text:p>82,2%</text:p>
          </table:table-cell>
          <table:table-cell office:value-type="float" office:value="520736" table:style-name="ce37">
            <text:p>520.736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572962429087954" table:style-name="ce38">
            <text:p>89,6%</text:p>
          </table:table-cell>
          <table:table-cell office:value-type="percentage" office:value="0.78756558181600944" table:style-name="ce38">
            <text:p>78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79" table:style-name="ce37">
            <text:p>164.079</text:p>
          </table:table-cell>
          <table:table-cell office:value-type="percentage" office:value="1" table:style-name="ce38">
            <text:p>100,0%</text:p>
          </table:table-cell>
          <table:table-cell office:value-type="float" office:value="213606" table:style-name="ce37">
            <text:p>213.606</text:p>
          </table:table-cell>
          <table:table-cell office:value-type="percentage" office:value="1" table:style-name="ce38">
            <text:p>100,0%</text:p>
          </table:table-cell>
          <table:table-cell office:value-type="float" office:value="278109" table:style-name="ce37">
            <text:p>278.109</text:p>
          </table:table-cell>
          <table:table-cell office:value-type="percentage" office:value="0.99282447816820707" table:style-name="ce38">
            <text:p>99,3%</text:p>
          </table:table-cell>
          <table:table-cell office:value-type="float" office:value="322591" table:style-name="ce37">
            <text:p>322.591</text:p>
          </table:table-cell>
          <table:table-cell office:value-type="percentage" office:value="0.9488612464960865" table:style-name="ce38">
            <text:p>94,9%</text:p>
          </table:table-cell>
          <table:table-cell office:value-type="float" office:value="318155" table:style-name="ce37">
            <text:p>318.155</text:p>
          </table:table-cell>
          <table:table-cell office:value-type="percentage" office:value="0.87855843019001301" table:style-name="ce38">
            <text:p>87,9%</text:p>
          </table:table-cell>
          <table:table-cell office:value-type="float" office:value="198436" table:style-name="ce37">
            <text:p>198.436</text:p>
          </table:table-cell>
          <table:table-cell office:value-type="percentage" office:value="0.76162476059613959" table:style-name="ce38">
            <text:p>76,2%</text:p>
          </table:table-cell>
          <table:table-cell office:value-type="float" office:value="155181" table:style-name="ce37">
            <text:p>155.181</text:p>
          </table:table-cell>
          <table:table-cell office:value-type="percentage" office:value="0.76999910685045703" table:style-name="ce38">
            <text:p>77,0%</text:p>
          </table:table-cell>
          <table:table-cell office:value-type="float" office:value="138154" table:style-name="ce37">
            <text:p>138.154</text:p>
          </table:table-cell>
          <table:table-cell office:value-type="percentage" office:value="0.81938958281437202" table:style-name="ce38">
            <text:p>81,9%</text:p>
          </table:table-cell>
          <table:table-cell office:value-type="float" office:value="1788311" table:style-name="ce37">
            <text:p>1.788.311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139232830781935" table:style-name="ce38">
            <text:p>90,1%</text:p>
          </table:table-cell>
          <table:table-cell office:value-type="percentage" office:value="0.80536265640593308" table:style-name="ce38">
            <text:p>80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3" table:style-name="ce37">
            <text:p>3.883</text:p>
          </table:table-cell>
          <table:table-cell office:value-type="percentage" office:value="0.89925891616489118" table:style-name="ce38">
            <text:p>89,9%</text:p>
          </table:table-cell>
          <table:table-cell office:value-type="float" office:value="7602" table:style-name="ce37">
            <text:p>7.602</text:p>
          </table:table-cell>
          <table:table-cell office:value-type="percentage" office:value="0.96754486445208099" table:style-name="ce38">
            <text:p>96,8%</text:p>
          </table:table-cell>
          <table:table-cell office:value-type="float" office:value="10486" table:style-name="ce37">
            <text:p>10.486</text:p>
          </table:table-cell>
          <table:table-cell office:value-type="percentage" office:value="0.90740740740740744" table:style-name="ce38">
            <text:p>90,7%</text:p>
          </table:table-cell>
          <table:table-cell office:value-type="float" office:value="10958" table:style-name="ce37">
            <text:p>10.958</text:p>
          </table:table-cell>
          <table:table-cell office:value-type="percentage" office:value="0.86679322891947475" table:style-name="ce38">
            <text:p>86,7%</text:p>
          </table:table-cell>
          <table:table-cell office:value-type="float" office:value="8919" table:style-name="ce37">
            <text:p>8.919</text:p>
          </table:table-cell>
          <table:table-cell office:value-type="percentage" office:value="0.74987388599293758" table:style-name="ce38">
            <text:p>75,0%</text:p>
          </table:table-cell>
          <table:table-cell office:value-type="float" office:value="8670" table:style-name="ce37">
            <text:p>8.670</text:p>
          </table:table-cell>
          <table:table-cell office:value-type="percentage" office:value="0.79055347861767122" table:style-name="ce38">
            <text:p>79,1%</text:p>
          </table:table-cell>
          <table:table-cell office:value-type="float" office:value="7762" table:style-name="ce37">
            <text:p>7.762</text:p>
          </table:table-cell>
          <table:table-cell office:value-type="percentage" office:value="0.85053692746000442" table:style-name="ce38">
            <text:p>85,1%</text:p>
          </table:table-cell>
          <table:table-cell office:value-type="float" office:value="60676" table:style-name="ce37">
            <text:p>60.676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5501303459451838" table:style-name="ce38">
            <text:p>85,5%</text:p>
          </table:table-cell>
          <table:table-cell office:value-type="percentage" office:value="0.72060046079665563" table:style-name="ce38">
            <text:p>72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6" table:style-name="ce37">
            <text:p>2.006</text:p>
          </table:table-cell>
          <table:table-cell office:value-type="percentage" office:value="0.85398041719880802" table:style-name="ce38">
            <text:p>85,4%</text:p>
          </table:table-cell>
          <table:table-cell office:value-type="float" office:value="3303" table:style-name="ce37">
            <text:p>3.303</text:p>
          </table:table-cell>
          <table:table-cell office:value-type="percentage" office:value="0.88127001067235855" table:style-name="ce38">
            <text:p>88,1%</text:p>
          </table:table-cell>
          <table:table-cell office:value-type="float" office:value="7128" table:style-name="ce37">
            <text:p>7.128</text:p>
          </table:table-cell>
          <table:table-cell office:value-type="percentage" office:value="0.91069375239555383" table:style-name="ce38">
            <text:p>91,1%</text:p>
          </table:table-cell>
          <table:table-cell office:value-type="float" office:value="9619" table:style-name="ce37">
            <text:p>9.619</text:p>
          </table:table-cell>
          <table:table-cell office:value-type="percentage" office:value="0.85131427559961059" table:style-name="ce38">
            <text:p>85,1%</text:p>
          </table:table-cell>
          <table:table-cell office:value-type="float" office:value="9946" table:style-name="ce37">
            <text:p>9.946</text:p>
          </table:table-cell>
          <table:table-cell office:value-type="percentage" office:value="0.82869521746375607" table:style-name="ce38">
            <text:p>82,9%</text:p>
          </table:table-cell>
          <table:table-cell office:value-type="float" office:value="8444" table:style-name="ce37">
            <text:p>8.444</text:p>
          </table:table-cell>
          <table:table-cell office:value-type="percentage" office:value="0.69595318552707497" table:style-name="ce38">
            <text:p>69,6%</text:p>
          </table:table-cell>
          <table:table-cell office:value-type="float" office:value="8296" table:style-name="ce37">
            <text:p>8.296</text:p>
          </table:table-cell>
          <table:table-cell office:value-type="percentage" office:value="0.69162150896206753" table:style-name="ce38">
            <text:p>69,2%</text:p>
          </table:table-cell>
          <table:table-cell office:value-type="float" office:value="7270" table:style-name="ce37">
            <text:p>7.270</text:p>
          </table:table-cell>
          <table:table-cell office:value-type="percentage" office:value="0.75934823480259039" table:style-name="ce38">
            <text:p>75,9%</text:p>
          </table:table-cell>
          <table:table-cell office:value-type="float" office:value="56012" table:style-name="ce37">
            <text:p>56.01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971336726493435" table:style-name="ce38">
            <text:p>79,0%</text:p>
          </table:table-cell>
          <table:table-cell office:value-type="percentage" office:value="0.64325416877210717" table:style-name="ce38">
            <text:p>64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494" table:style-name="ce37">
            <text:p>9.494</text:p>
          </table:table-cell>
          <table:table-cell office:value-type="string" table:style-name="ce38">
            <text:p>-</text:p>
          </table:table-cell>
          <table:table-cell office:value-type="float" office:value="21951" table:style-name="ce37">
            <text:p>21.951</text:p>
          </table:table-cell>
          <table:table-cell office:value-type="string" table:style-name="ce38">
            <text:p>-</text:p>
          </table:table-cell>
          <table:table-cell office:value-type="float" office:value="31719" table:style-name="ce37">
            <text:p>31.719</text:p>
          </table:table-cell>
          <table:table-cell office:value-type="string" table:style-name="ce38">
            <text:p>-</text:p>
          </table:table-cell>
          <table:table-cell office:value-type="float" office:value="24378" table:style-name="ce37">
            <text:p>24.378</text:p>
          </table:table-cell>
          <table:table-cell office:value-type="string" table:style-name="ce38">
            <text:p>-</text:p>
          </table:table-cell>
          <table:table-cell office:value-type="float" office:value="1116" table:style-name="ce37">
            <text:p>1.116</text:p>
          </table:table-cell>
          <table:table-cell office:value-type="string" table:style-name="ce38">
            <text:p>-</text:p>
          </table:table-cell>
          <table:table-cell office:value-type="float" office:value="92233" table:style-name="ce37">
            <text:p>92.233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206" table:style-name="ce40">
            <text:p>206</text:p>
          </table:table-cell>
          <table:table-cell office:value-type="string" table:style-name="ce41">
            <text:p>-</text:p>
          </table:table-cell>
          <table:table-cell office:value-type="float" office:value="580" table:style-name="ce40">
            <text:p>580</text:p>
          </table:table-cell>
          <table:table-cell office:value-type="string" table:style-name="ce41">
            <text:p>-</text:p>
          </table:table-cell>
          <table:table-cell office:value-type="float" office:value="1130" table:style-name="ce40">
            <text:p>1.130</text:p>
          </table:table-cell>
          <table:table-cell office:value-type="string" table:style-name="ce41">
            <text:p>-</text:p>
          </table:table-cell>
          <table:table-cell office:value-type="float" office:value="1260" table:style-name="ce40">
            <text:p>1.260</text:p>
          </table:table-cell>
          <table:table-cell office:value-type="string" table:style-name="ce41">
            <text:p>-</text:p>
          </table:table-cell>
          <table:table-cell office:value-type="float" office:value="1082" table:style-name="ce40">
            <text:p>1.082</text:p>
          </table:table-cell>
          <table:table-cell office:value-type="string" table:style-name="ce41">
            <text:p>-</text:p>
          </table:table-cell>
          <table:table-cell office:value-type="float" office:value="166" table:style-name="ce40">
            <text:p>166</text:p>
          </table:table-cell>
          <table:table-cell office:value-type="string" table:style-name="ce41">
            <text:p>-</text:p>
          </table:table-cell>
          <table:table-cell office:value-type="float" office:value="4481" table:style-name="ce40">
            <text:p>4.481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057" table:style-name="ce44">
            <text:p>2.935.057</text:p>
          </table:table-cell>
          <table:table-cell office:value-type="percentage" office:value="1" table:style-name="ce45">
            <text:p>100,0%</text:p>
          </table:table-cell>
          <table:table-cell office:value-type="float" office:value="3938799" table:style-name="ce44">
            <text:p>3.938.799</text:p>
          </table:table-cell>
          <table:table-cell office:value-type="percentage" office:value="0.99463490945178656" table:style-name="ce45">
            <text:p>99,5%</text:p>
          </table:table-cell>
          <table:table-cell office:value-type="float" office:value="5264285" table:style-name="ce44">
            <text:p>5.264.285</text:p>
          </table:table-cell>
          <table:table-cell office:value-type="percentage" office:value="0.98637789194125669" table:style-name="ce45">
            <text:p>98,6%</text:p>
          </table:table-cell>
          <table:table-cell office:value-type="float" office:value="6652109" table:style-name="ce44">
            <text:p>6.652.109</text:p>
          </table:table-cell>
          <table:table-cell office:value-type="percentage" office:value="0.9458011637770346" table:style-name="ce45">
            <text:p>94,6%</text:p>
          </table:table-cell>
          <table:table-cell office:value-type="float" office:value="6920606" table:style-name="ce44">
            <text:p>6.920.606</text:p>
          </table:table-cell>
          <table:table-cell office:value-type="percentage" office:value="0.8769433142538835" table:style-name="ce45">
            <text:p>87,7%</text:p>
          </table:table-cell>
          <table:table-cell office:value-type="float" office:value="4804933" table:style-name="ce44">
            <text:p>4.804.933</text:p>
          </table:table-cell>
          <table:table-cell office:value-type="percentage" office:value="0.77120741627788769" table:style-name="ce45">
            <text:p>77,1%</text:p>
          </table:table-cell>
          <table:table-cell office:value-type="float" office:value="3859806" table:style-name="ce44">
            <text:p>3.859.806</text:p>
          </table:table-cell>
          <table:table-cell office:value-type="percentage" office:value="0.78060404801967387" table:style-name="ce45">
            <text:p>78,1%</text:p>
          </table:table-cell>
          <table:table-cell office:value-type="float" office:value="3195591" table:style-name="ce44">
            <text:p>3.195.591</text:p>
          </table:table-cell>
          <table:table-cell office:value-type="percentage" office:value="0.82176627272039959" table:style-name="ce45">
            <text:p>82,2%</text:p>
          </table:table-cell>
          <table:table-cell office:value-type="float" office:value="37571186" table:style-name="ce44">
            <text:p>37.571.186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200713003878196" table:style-name="ce45">
            <text:p>89,2%</text:p>
          </table:table-cell>
          <table:table-cell office:value-type="percentage" office:value="0.79179255057791975" table:style-name="ce45">
            <text:p>79,2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197" table:style-name="ce34">
            <text:p>427.197</text:p>
          </table:table-cell>
          <table:table-cell office:value-type="percentage" office:value="1" table:style-name="ce35">
            <text:p>100,0%</text:p>
          </table:table-cell>
          <table:table-cell office:value-type="float" office:value="647807" table:style-name="ce34">
            <text:p>647.807</text:p>
          </table:table-cell>
          <table:table-cell office:value-type="percentage" office:value="0.99604231980946556" table:style-name="ce35">
            <text:p>99,6%</text:p>
          </table:table-cell>
          <table:table-cell office:value-type="float" office:value="913630" table:style-name="ce34">
            <text:p>913.630</text:p>
          </table:table-cell>
          <table:table-cell office:value-type="percentage" office:value="0.99725262430592465" table:style-name="ce35">
            <text:p>99,7%</text:p>
          </table:table-cell>
          <table:table-cell office:value-type="float" office:value="1193891" table:style-name="ce34">
            <text:p>1.193.891</text:p>
          </table:table-cell>
          <table:table-cell office:value-type="percentage" office:value="0.94377168442263015" table:style-name="ce35">
            <text:p>94,4%</text:p>
          </table:table-cell>
          <table:table-cell office:value-type="float" office:value="1216397" table:style-name="ce34">
            <text:p>1.216.397</text:p>
          </table:table-cell>
          <table:table-cell office:value-type="percentage" office:value="0.8781926974963794" table:style-name="ce35">
            <text:p>87,8%</text:p>
          </table:table-cell>
          <table:table-cell office:value-type="float" office:value="874609" table:style-name="ce34">
            <text:p>874.609</text:p>
          </table:table-cell>
          <table:table-cell office:value-type="percentage" office:value="0.76705486762607467" table:style-name="ce35">
            <text:p>76,7%</text:p>
          </table:table-cell>
          <table:table-cell office:value-type="float" office:value="693522" table:style-name="ce34">
            <text:p>693.522</text:p>
          </table:table-cell>
          <table:table-cell office:value-type="percentage" office:value="0.74678896316460497" table:style-name="ce35">
            <text:p>74,7%</text:p>
          </table:table-cell>
          <table:table-cell office:value-type="float" office:value="578574" table:style-name="ce34">
            <text:p>578.574</text:p>
          </table:table-cell>
          <table:table-cell office:value-type="percentage" office:value="0.76845347433348343" table:style-name="ce35">
            <text:p>76,8%</text:p>
          </table:table-cell>
          <table:table-cell office:value-type="float" office:value="6545627" table:style-name="ce34">
            <text:p>6.545.627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7837479325950507" table:style-name="ce35">
            <text:p>87,8%</text:p>
          </table:table-cell>
          <table:table-cell office:value-type="percentage" office:value="0.77331157478057244" table:style-name="ce35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88" table:style-name="ce37">
            <text:p>99.788</text:p>
          </table:table-cell>
          <table:table-cell office:value-type="percentage" office:value="1" table:style-name="ce38">
            <text:p>100,0%</text:p>
          </table:table-cell>
          <table:table-cell office:value-type="float" office:value="118291" table:style-name="ce37">
            <text:p>118.291</text:p>
          </table:table-cell>
          <table:table-cell office:value-type="percentage" office:value="0.99441805724853938" table:style-name="ce38">
            <text:p>99,4%</text:p>
          </table:table-cell>
          <table:table-cell office:value-type="float" office:value="151805" table:style-name="ce37">
            <text:p>151.805</text:p>
          </table:table-cell>
          <table:table-cell office:value-type="percentage" office:value="0.97082504620540144" table:style-name="ce38">
            <text:p>97,1%</text:p>
          </table:table-cell>
          <table:table-cell office:value-type="float" office:value="182852" table:style-name="ce37">
            <text:p>182.852</text:p>
          </table:table-cell>
          <table:table-cell office:value-type="percentage" office:value="0.92225595916596892" table:style-name="ce38">
            <text:p>92,2%</text:p>
          </table:table-cell>
          <table:table-cell office:value-type="float" office:value="183053" table:style-name="ce37">
            <text:p>183.053</text:p>
          </table:table-cell>
          <table:table-cell office:value-type="percentage" office:value="0.85163508465034921" table:style-name="ce38">
            <text:p>85,2%</text:p>
          </table:table-cell>
          <table:table-cell office:value-type="float" office:value="118271" table:style-name="ce37">
            <text:p>118.271</text:p>
          </table:table-cell>
          <table:table-cell office:value-type="percentage" office:value="0.71990918276663862" table:style-name="ce38">
            <text:p>72,0%</text:p>
          </table:table-cell>
          <table:table-cell office:value-type="float" office:value="95547" table:style-name="ce37">
            <text:p>95.547</text:p>
          </table:table-cell>
          <table:table-cell office:value-type="percentage" office:value="0.73271677364437393" table:style-name="ce38">
            <text:p>73,3%</text:p>
          </table:table-cell>
          <table:table-cell office:value-type="float" office:value="77544" table:style-name="ce37">
            <text:p>77.544</text:p>
          </table:table-cell>
          <table:table-cell office:value-type="percentage" office:value="0.75205850119776163" table:style-name="ce38">
            <text:p>75,2%</text:p>
          </table:table-cell>
          <table:table-cell office:value-type="float" office:value="1027151" table:style-name="ce37">
            <text:p>1.027.151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6669608668724385" table:style-name="ce38">
            <text:p>86,7%</text:p>
          </table:table-cell>
          <table:table-cell office:value-type="percentage" office:value="0.77264777631261228" table:style-name="ce38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75" table:style-name="ce37">
            <text:p>88.075</text:p>
          </table:table-cell>
          <table:table-cell office:value-type="percentage" office:value="1" table:style-name="ce38">
            <text:p>100,0%</text:p>
          </table:table-cell>
          <table:table-cell office:value-type="float" office:value="113779" table:style-name="ce37">
            <text:p>113.779</text:p>
          </table:table-cell>
          <table:table-cell office:value-type="percentage" office:value="1" table:style-name="ce38">
            <text:p>100,0%</text:p>
          </table:table-cell>
          <table:table-cell office:value-type="float" office:value="146671" table:style-name="ce37">
            <text:p>146.671</text:p>
          </table:table-cell>
          <table:table-cell office:value-type="percentage" office:value="0.98008045331836524" table:style-name="ce38">
            <text:p>98,0%</text:p>
          </table:table-cell>
          <table:table-cell office:value-type="float" office:value="151664" table:style-name="ce37">
            <text:p>151.664</text:p>
          </table:table-cell>
          <table:table-cell office:value-type="percentage" office:value="0.93248485966368466" table:style-name="ce38">
            <text:p>93,2%</text:p>
          </table:table-cell>
          <table:table-cell office:value-type="float" office:value="148516" table:style-name="ce37">
            <text:p>148.516</text:p>
          </table:table-cell>
          <table:table-cell office:value-type="percentage" office:value="0.88935464360781591" table:style-name="ce38">
            <text:p>88,9%</text:p>
          </table:table-cell>
          <table:table-cell office:value-type="float" office:value="87273" table:style-name="ce37">
            <text:p>87.273</text:p>
          </table:table-cell>
          <table:table-cell office:value-type="percentage" office:value="0.7625359324077553" table:style-name="ce38">
            <text:p>76,3%</text:p>
          </table:table-cell>
          <table:table-cell office:value-type="float" office:value="61905" table:style-name="ce37">
            <text:p>61.905</text:p>
          </table:table-cell>
          <table:table-cell office:value-type="percentage" office:value="0.78250812150017068" table:style-name="ce38">
            <text:p>78,3%</text:p>
          </table:table-cell>
          <table:table-cell office:value-type="float" office:value="54923" table:style-name="ce37">
            <text:p>54.923</text:p>
          </table:table-cell>
          <table:table-cell office:value-type="percentage" office:value="0.85817187500000003" table:style-name="ce38">
            <text:p>85,8%</text:p>
          </table:table-cell>
          <table:table-cell office:value-type="float" office:value="852806" table:style-name="ce37">
            <text:p>852.806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313989209006696" table:style-name="ce38">
            <text:p>91,3%</text:p>
          </table:table-cell>
          <table:table-cell office:value-type="percentage" office:value="0.83708224707101797" table:style-name="ce38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66" table:style-name="ce37">
            <text:p>50.766</text:p>
          </table:table-cell>
          <table:table-cell office:value-type="percentage" office:value="1" table:style-name="ce38">
            <text:p>100,0%</text:p>
          </table:table-cell>
          <table:table-cell office:value-type="float" office:value="78573" table:style-name="ce37">
            <text:p>78.573</text:p>
          </table:table-cell>
          <table:table-cell office:value-type="percentage" office:value="0.9758681504297283" table:style-name="ce38">
            <text:p>97,6%</text:p>
          </table:table-cell>
          <table:table-cell office:value-type="float" office:value="108627" table:style-name="ce37">
            <text:p>108.627</text:p>
          </table:table-cell>
          <table:table-cell office:value-type="percentage" office:value="0.92660644368810297" table:style-name="ce38">
            <text:p>92,7%</text:p>
          </table:table-cell>
          <table:table-cell office:value-type="float" office:value="147171" table:style-name="ce37">
            <text:p>147.171</text:p>
          </table:table-cell>
          <table:table-cell office:value-type="percentage" office:value="0.88765779839200953" table:style-name="ce38">
            <text:p>88,8%</text:p>
          </table:table-cell>
          <table:table-cell office:value-type="float" office:value="161570" table:style-name="ce37">
            <text:p>161.570</text:p>
          </table:table-cell>
          <table:table-cell office:value-type="percentage" office:value="0.78366606522709192" table:style-name="ce38">
            <text:p>78,4%</text:p>
          </table:table-cell>
          <table:table-cell office:value-type="float" office:value="116813" table:style-name="ce37">
            <text:p>116.813</text:p>
          </table:table-cell>
          <table:table-cell office:value-type="percentage" office:value="0.64117088486006135" table:style-name="ce38">
            <text:p>64,1%</text:p>
          </table:table-cell>
          <table:table-cell office:value-type="float" office:value="87985" table:style-name="ce37">
            <text:p>87.985</text:p>
          </table:table-cell>
          <table:table-cell office:value-type="percentage" office:value="0.63784054167693671" table:style-name="ce38">
            <text:p>63,8%</text:p>
          </table:table-cell>
          <table:table-cell office:value-type="float" office:value="67156" table:style-name="ce37">
            <text:p>67.156</text:p>
          </table:table-cell>
          <table:table-cell office:value-type="percentage" office:value="0.703351487222455" table:style-name="ce38">
            <text:p>70,3%</text:p>
          </table:table-cell>
          <table:table-cell office:value-type="float" office:value="818661" table:style-name="ce37">
            <text:p>818.661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10784670880413" table:style-name="ce38">
            <text:p>79,1%</text:p>
          </table:table-cell>
          <table:table-cell office:value-type="percentage" office:value="0.69878869149489176" table:style-name="ce38">
            <text:p>69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28" table:style-name="ce37">
            <text:p>91.628</text:p>
          </table:table-cell>
          <table:table-cell office:value-type="percentage" office:value="1" table:style-name="ce38">
            <text:p>100,0%</text:p>
          </table:table-cell>
          <table:table-cell office:value-type="float" office:value="149828" table:style-name="ce37">
            <text:p>149.828</text:p>
          </table:table-cell>
          <table:table-cell office:value-type="percentage" office:value="0.96956597705314795" table:style-name="ce38">
            <text:p>97,0%</text:p>
          </table:table-cell>
          <table:table-cell office:value-type="float" office:value="218582" table:style-name="ce37">
            <text:p>218.582</text:p>
          </table:table-cell>
          <table:table-cell office:value-type="percentage" office:value="0.92977217429772174" table:style-name="ce38">
            <text:p>93,0%</text:p>
          </table:table-cell>
          <table:table-cell office:value-type="float" office:value="316251" table:style-name="ce37">
            <text:p>316.251</text:p>
          </table:table-cell>
          <table:table-cell office:value-type="percentage" office:value="0.90225441639658555" table:style-name="ce38">
            <text:p>90,2%</text:p>
          </table:table-cell>
          <table:table-cell office:value-type="float" office:value="310141" table:style-name="ce37">
            <text:p>310.141</text:p>
          </table:table-cell>
          <table:table-cell office:value-type="percentage" office:value="0.79948907517967438" table:style-name="ce38">
            <text:p>79,9%</text:p>
          </table:table-cell>
          <table:table-cell office:value-type="float" office:value="216115" table:style-name="ce37">
            <text:p>216.115</text:p>
          </table:table-cell>
          <table:table-cell office:value-type="percentage" office:value="0.69505103977049787" table:style-name="ce38">
            <text:p>69,5%</text:p>
          </table:table-cell>
          <table:table-cell office:value-type="float" office:value="170714" table:style-name="ce37">
            <text:p>170.714</text:p>
          </table:table-cell>
          <table:table-cell office:value-type="percentage" office:value="0.67811462255906696" table:style-name="ce38">
            <text:p>67,8%</text:p>
          </table:table-cell>
          <table:table-cell office:value-type="float" office:value="130507" table:style-name="ce37">
            <text:p>130.507</text:p>
          </table:table-cell>
          <table:table-cell office:value-type="percentage" office:value="0.72585749484140449" table:style-name="ce38">
            <text:p>72,6%</text:p>
          </table:table-cell>
          <table:table-cell office:value-type="float" office:value="1603766" table:style-name="ce37">
            <text:p>1.603.766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792496228530165" table:style-name="ce38">
            <text:p>81,8%</text:p>
          </table:table-cell>
          <table:table-cell office:value-type="percentage" office:value="0.73704107443546552" table:style-name="ce38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89" table:style-name="ce37">
            <text:p>41.789</text:p>
          </table:table-cell>
          <table:table-cell office:value-type="percentage" office:value="1" table:style-name="ce38">
            <text:p>100,0%</text:p>
          </table:table-cell>
          <table:table-cell office:value-type="float" office:value="55640" table:style-name="ce37">
            <text:p>55.640</text:p>
          </table:table-cell>
          <table:table-cell office:value-type="percentage" office:value="1" table:style-name="ce38">
            <text:p>100,0%</text:p>
          </table:table-cell>
          <table:table-cell office:value-type="float" office:value="75903" table:style-name="ce37">
            <text:p>75.903</text:p>
          </table:table-cell>
          <table:table-cell office:value-type="percentage" office:value="0.98135626090891459" table:style-name="ce38">
            <text:p>98,1%</text:p>
          </table:table-cell>
          <table:table-cell office:value-type="float" office:value="83134" table:style-name="ce37">
            <text:p>83.134</text:p>
          </table:table-cell>
          <table:table-cell office:value-type="percentage" office:value="0.92408074340847446" table:style-name="ce38">
            <text:p>92,4%</text:p>
          </table:table-cell>
          <table:table-cell office:value-type="float" office:value="85735" table:style-name="ce37">
            <text:p>85.735</text:p>
          </table:table-cell>
          <table:table-cell office:value-type="percentage" office:value="0.87691395022962293" table:style-name="ce38">
            <text:p>87,7%</text:p>
          </table:table-cell>
          <table:table-cell office:value-type="float" office:value="51614" table:style-name="ce37">
            <text:p>51.614</text:p>
          </table:table-cell>
          <table:table-cell office:value-type="percentage" office:value="0.73239396648361788" table:style-name="ce38">
            <text:p>73,2%</text:p>
          </table:table-cell>
          <table:table-cell office:value-type="float" office:value="37135" table:style-name="ce37">
            <text:p>37.135</text:p>
          </table:table-cell>
          <table:table-cell office:value-type="percentage" office:value="0.7352737352737353" table:style-name="ce38">
            <text:p>73,5%</text:p>
          </table:table-cell>
          <table:table-cell office:value-type="float" office:value="30164" table:style-name="ce37">
            <text:p>30.164</text:p>
          </table:table-cell>
          <table:table-cell office:value-type="percentage" office:value="0.68612242112685673" table:style-name="ce38">
            <text:p>68,6%</text:p>
          </table:table-cell>
          <table:table-cell office:value-type="float" office:value="461114" table:style-name="ce37">
            <text:p>461.114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7977532163006289" table:style-name="ce38">
            <text:p>88,0%</text:p>
          </table:table-cell>
          <table:table-cell office:value-type="percentage" office:value="0.79106200838901708" table:style-name="ce38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581" table:style-name="ce37">
            <text:p>226.581</text:p>
          </table:table-cell>
          <table:table-cell office:value-type="percentage" office:value="1" table:style-name="ce38">
            <text:p>100,0%</text:p>
          </table:table-cell>
          <table:table-cell office:value-type="float" office:value="248723" table:style-name="ce37">
            <text:p>248.723</text:p>
          </table:table-cell>
          <table:table-cell office:value-type="percentage" office:value="1" table:style-name="ce38">
            <text:p>100,0%</text:p>
          </table:table-cell>
          <table:table-cell office:value-type="float" office:value="316202" table:style-name="ce37">
            <text:p>316.202</text:p>
          </table:table-cell>
          <table:table-cell office:value-type="percentage" office:value="0.99255120458290824" table:style-name="ce38">
            <text:p>99,3%</text:p>
          </table:table-cell>
          <table:table-cell office:value-type="float" office:value="346405" table:style-name="ce37">
            <text:p>346.405</text:p>
          </table:table-cell>
          <table:table-cell office:value-type="percentage" office:value="0.90878205548632518" table:style-name="ce38">
            <text:p>90,9%</text:p>
          </table:table-cell>
          <table:table-cell office:value-type="float" office:value="312245" table:style-name="ce37">
            <text:p>312.245</text:p>
          </table:table-cell>
          <table:table-cell office:value-type="percentage" office:value="0.85945693012757873" table:style-name="ce38">
            <text:p>85,9%</text:p>
          </table:table-cell>
          <table:table-cell office:value-type="float" office:value="200813" table:style-name="ce37">
            <text:p>200.813</text:p>
          </table:table-cell>
          <table:table-cell office:value-type="percentage" office:value="0.74990944160010153" table:style-name="ce38">
            <text:p>75,0%</text:p>
          </table:table-cell>
          <table:table-cell office:value-type="float" office:value="157404" table:style-name="ce37">
            <text:p>157.404</text:p>
          </table:table-cell>
          <table:table-cell office:value-type="percentage" office:value="0.74596930892960389" table:style-name="ce38">
            <text:p>74,6%</text:p>
          </table:table-cell>
          <table:table-cell office:value-type="float" office:value="120929" table:style-name="ce37">
            <text:p>120.929</text:p>
          </table:table-cell>
          <table:table-cell office:value-type="percentage" office:value="0.73138706438775392" table:style-name="ce38">
            <text:p>73,1%</text:p>
          </table:table-cell>
          <table:table-cell office:value-type="float" office:value="1929302" table:style-name="ce37">
            <text:p>1.929.302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8652468256218375" table:style-name="ce38">
            <text:p>88,7%</text:p>
          </table:table-cell>
          <table:table-cell office:value-type="percentage" office:value="0.80558165248246494" table:style-name="ce38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84" table:style-name="ce37">
            <text:p>135.984</text:p>
          </table:table-cell>
          <table:table-cell office:value-type="percentage" office:value="1" table:style-name="ce38">
            <text:p>100,0%</text:p>
          </table:table-cell>
          <table:table-cell office:value-type="float" office:value="156938" table:style-name="ce37">
            <text:p>156.938</text:p>
          </table:table-cell>
          <table:table-cell office:value-type="percentage" office:value="0.98640486232016145" table:style-name="ce38">
            <text:p>98,6%</text:p>
          </table:table-cell>
          <table:table-cell office:value-type="float" office:value="214602" table:style-name="ce37">
            <text:p>214.602</text:p>
          </table:table-cell>
          <table:table-cell office:value-type="percentage" office:value="0.98241196828477784" table:style-name="ce38">
            <text:p>98,2%</text:p>
          </table:table-cell>
          <table:table-cell office:value-type="float" office:value="275850" table:style-name="ce37">
            <text:p>275.850</text:p>
          </table:table-cell>
          <table:table-cell office:value-type="percentage" office:value="0.89713735616857138" table:style-name="ce38">
            <text:p>89,7%</text:p>
          </table:table-cell>
          <table:table-cell office:value-type="float" office:value="273377" table:style-name="ce37">
            <text:p>273.377</text:p>
          </table:table-cell>
          <table:table-cell office:value-type="percentage" office:value="0.82689916970402744" table:style-name="ce38">
            <text:p>82,7%</text:p>
          </table:table-cell>
          <table:table-cell office:value-type="float" office:value="189881" table:style-name="ce37">
            <text:p>189.881</text:p>
          </table:table-cell>
          <table:table-cell office:value-type="percentage" office:value="0.71410412145873836" table:style-name="ce38">
            <text:p>71,4%</text:p>
          </table:table-cell>
          <table:table-cell office:value-type="float" office:value="154161" table:style-name="ce37">
            <text:p>154.161</text:p>
          </table:table-cell>
          <table:table-cell office:value-type="percentage" office:value="0.70687196511515937" table:style-name="ce38">
            <text:p>70,7%</text:p>
          </table:table-cell>
          <table:table-cell office:value-type="float" office:value="126804" table:style-name="ce37">
            <text:p>126.804</text:p>
          </table:table-cell>
          <table:table-cell office:value-type="percentage" office:value="0.72887591106614857" table:style-name="ce38">
            <text:p>72,9%</text:p>
          </table:table-cell>
          <table:table-cell office:value-type="float" office:value="1527597" table:style-name="ce37">
            <text:p>1.527.597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454362709975317" table:style-name="ce38">
            <text:p>84,5%</text:p>
          </table:table-cell>
          <table:table-cell office:value-type="percentage" office:value="0.74691048057887144" table:style-name="ce38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241" table:style-name="ce37">
            <text:p>452.241</text:p>
          </table:table-cell>
          <table:table-cell office:value-type="percentage" office:value="1" table:style-name="ce38">
            <text:p>100,0%</text:p>
          </table:table-cell>
          <table:table-cell office:value-type="float" office:value="613034" table:style-name="ce37">
            <text:p>613.034</text:p>
          </table:table-cell>
          <table:table-cell office:value-type="percentage" office:value="0.9649641424730675" table:style-name="ce38">
            <text:p>96,5%</text:p>
          </table:table-cell>
          <table:table-cell office:value-type="float" office:value="782744" table:style-name="ce37">
            <text:p>782.744</text:p>
          </table:table-cell>
          <table:table-cell office:value-type="percentage" office:value="0.93452596993256798" table:style-name="ce38">
            <text:p>93,5%</text:p>
          </table:table-cell>
          <table:table-cell office:value-type="float" office:value="1005806" table:style-name="ce37">
            <text:p>1.005.806</text:p>
          </table:table-cell>
          <table:table-cell office:value-type="percentage" office:value="0.92125336606275987" table:style-name="ce38">
            <text:p>92,1%</text:p>
          </table:table-cell>
          <table:table-cell office:value-type="float" office:value="1090959" table:style-name="ce37">
            <text:p>1.090.959</text:p>
          </table:table-cell>
          <table:table-cell office:value-type="percentage" office:value="0.82852087138457797" table:style-name="ce38">
            <text:p>82,9%</text:p>
          </table:table-cell>
          <table:table-cell office:value-type="float" office:value="710584" table:style-name="ce37">
            <text:p>710.584</text:p>
          </table:table-cell>
          <table:table-cell office:value-type="percentage" office:value="0.68021120909164012" table:style-name="ce38">
            <text:p>68,0%</text:p>
          </table:table-cell>
          <table:table-cell office:value-type="float" office:value="558665" table:style-name="ce37">
            <text:p>558.665</text:p>
          </table:table-cell>
          <table:table-cell office:value-type="percentage" office:value="0.66592167450398421" table:style-name="ce38">
            <text:p>66,6%</text:p>
          </table:table-cell>
          <table:table-cell office:value-type="float" office:value="441989" table:style-name="ce37">
            <text:p>441.989</text:p>
          </table:table-cell>
          <table:table-cell office:value-type="percentage" office:value="0.67359326755729498" table:style-name="ce38">
            <text:p>67,4%</text:p>
          </table:table-cell>
          <table:table-cell office:value-type="float" office:value="5656022" table:style-name="ce37">
            <text:p>5.656.022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2348945017442299" table:style-name="ce38">
            <text:p>82,3%</text:p>
          </table:table-cell>
          <table:table-cell office:value-type="percentage" office:value="0.72695035871184799" table:style-name="ce38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793" table:style-name="ce37">
            <text:p>292.793</text:p>
          </table:table-cell>
          <table:table-cell office:value-type="percentage" office:value="1" table:style-name="ce38">
            <text:p>100,0%</text:p>
          </table:table-cell>
          <table:table-cell office:value-type="float" office:value="431044" table:style-name="ce37">
            <text:p>431.044</text:p>
          </table:table-cell>
          <table:table-cell office:value-type="percentage" office:value="0.98442888398627881" table:style-name="ce38">
            <text:p>98,4%</text:p>
          </table:table-cell>
          <table:table-cell office:value-type="float" office:value="560732" table:style-name="ce37">
            <text:p>560.732</text:p>
          </table:table-cell>
          <table:table-cell office:value-type="percentage" office:value="0.96556735683486938" table:style-name="ce38">
            <text:p>96,6%</text:p>
          </table:table-cell>
          <table:table-cell office:value-type="float" office:value="706578" table:style-name="ce37">
            <text:p>706.578</text:p>
          </table:table-cell>
          <table:table-cell office:value-type="percentage" office:value="0.93918126789431289" table:style-name="ce38">
            <text:p>93,9%</text:p>
          </table:table-cell>
          <table:table-cell office:value-type="float" office:value="738241" table:style-name="ce37">
            <text:p>738.241</text:p>
          </table:table-cell>
          <table:table-cell office:value-type="percentage" office:value="0.8668992517508467" table:style-name="ce38">
            <text:p>86,7%</text:p>
          </table:table-cell>
          <table:table-cell office:value-type="float" office:value="482122" table:style-name="ce37">
            <text:p>482.122</text:p>
          </table:table-cell>
          <table:table-cell office:value-type="percentage" office:value="0.74314498912539173" table:style-name="ce38">
            <text:p>74,3%</text:p>
          </table:table-cell>
          <table:table-cell office:value-type="float" office:value="391083" table:style-name="ce37">
            <text:p>391.083</text:p>
          </table:table-cell>
          <table:table-cell office:value-type="percentage" office:value="0.75772776415061438" table:style-name="ce38">
            <text:p>75,8%</text:p>
          </table:table-cell>
          <table:table-cell office:value-type="float" office:value="327314" table:style-name="ce37">
            <text:p>327.314</text:p>
          </table:table-cell>
          <table:table-cell office:value-type="percentage" office:value="0.77100141096881025" table:style-name="ce38">
            <text:p>77,1%</text:p>
          </table:table-cell>
          <table:table-cell office:value-type="float" office:value="3929907" table:style-name="ce37">
            <text:p>3.929.90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7555818154961429" table:style-name="ce38">
            <text:p>87,6%</text:p>
          </table:table-cell>
          <table:table-cell office:value-type="percentage" office:value="0.77706796420973578" table:style-name="ce38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295" table:style-name="ce37">
            <text:p>77.295</text:p>
          </table:table-cell>
          <table:table-cell office:value-type="percentage" office:value="1" table:style-name="ce38">
            <text:p>100,0%</text:p>
          </table:table-cell>
          <table:table-cell office:value-type="float" office:value="95323" table:style-name="ce37">
            <text:p>95.323</text:p>
          </table:table-cell>
          <table:table-cell office:value-type="percentage" office:value="1" table:style-name="ce38">
            <text:p>100,0%</text:p>
          </table:table-cell>
          <table:table-cell office:value-type="float" office:value="131146" table:style-name="ce37">
            <text:p>131.146</text:p>
          </table:table-cell>
          <table:table-cell office:value-type="percentage" office:value="1.0466810857402811" table:style-name="ce38">
            <text:p>104,7%</text:p>
          </table:table-cell>
          <table:table-cell office:value-type="float" office:value="159810" table:style-name="ce37">
            <text:p>159.810</text:p>
          </table:table-cell>
          <table:table-cell office:value-type="percentage" office:value="0.94441423978819972" table:style-name="ce38">
            <text:p>94,4%</text:p>
          </table:table-cell>
          <table:table-cell office:value-type="float" office:value="143605" table:style-name="ce37">
            <text:p>143.605</text:p>
          </table:table-cell>
          <table:table-cell office:value-type="percentage" office:value="0.90037869763125888" table:style-name="ce38">
            <text:p>90,0%</text:p>
          </table:table-cell>
          <table:table-cell office:value-type="float" office:value="108458" table:style-name="ce37">
            <text:p>108.458</text:p>
          </table:table-cell>
          <table:table-cell office:value-type="percentage" office:value="0.81254729208339893" table:style-name="ce38">
            <text:p>81,3%</text:p>
          </table:table-cell>
          <table:table-cell office:value-type="float" office:value="86272" table:style-name="ce37">
            <text:p>86.272</text:p>
          </table:table-cell>
          <table:table-cell office:value-type="percentage" office:value="0.76131309565831273" table:style-name="ce38">
            <text:p>76,1%</text:p>
          </table:table-cell>
          <table:table-cell office:value-type="float" office:value="67887" table:style-name="ce37">
            <text:p>67.887</text:p>
          </table:table-cell>
          <table:table-cell office:value-type="percentage" office:value="0.8010265486725664" table:style-name="ce38">
            <text:p>80,1%</text:p>
          </table:table-cell>
          <table:table-cell office:value-type="float" office:value="869796" table:style-name="ce37">
            <text:p>869.796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227422472591269" table:style-name="ce38">
            <text:p>91,2%</text:p>
          </table:table-cell>
          <table:table-cell office:value-type="percentage" office:value="0.81748743170734228" table:style-name="ce38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21" table:style-name="ce37">
            <text:p>240.321</text:p>
          </table:table-cell>
          <table:table-cell office:value-type="percentage" office:value="1" table:style-name="ce38">
            <text:p>100,0%</text:p>
          </table:table-cell>
          <table:table-cell office:value-type="float" office:value="289487" table:style-name="ce37">
            <text:p>289.487</text:p>
          </table:table-cell>
          <table:table-cell office:value-type="percentage" office:value="0.99905094525852256" table:style-name="ce38">
            <text:p>99,9%</text:p>
          </table:table-cell>
          <table:table-cell office:value-type="float" office:value="342144" table:style-name="ce37">
            <text:p>342.144</text:p>
          </table:table-cell>
          <table:table-cell office:value-type="percentage" office:value="0.98621323794342897" table:style-name="ce38">
            <text:p>98,6%</text:p>
          </table:table-cell>
          <table:table-cell office:value-type="float" office:value="386279" table:style-name="ce37">
            <text:p>386.279</text:p>
          </table:table-cell>
          <table:table-cell office:value-type="percentage" office:value="0.95168629847076414" table:style-name="ce38">
            <text:p>95,2%</text:p>
          </table:table-cell>
          <table:table-cell office:value-type="float" office:value="399615" table:style-name="ce37">
            <text:p>399.615</text:p>
          </table:table-cell>
          <table:table-cell office:value-type="percentage" office:value="0.90161567254259167" table:style-name="ce38">
            <text:p>90,2%</text:p>
          </table:table-cell>
          <table:table-cell office:value-type="float" office:value="250012" table:style-name="ce37">
            <text:p>250.012</text:p>
          </table:table-cell>
          <table:table-cell office:value-type="percentage" office:value="0.77305446989561177" table:style-name="ce38">
            <text:p>77,3%</text:p>
          </table:table-cell>
          <table:table-cell office:value-type="float" office:value="183533" table:style-name="ce37">
            <text:p>183.533</text:p>
          </table:table-cell>
          <table:table-cell office:value-type="percentage" office:value="0.79458050662175672" table:style-name="ce38">
            <text:p>79,5%</text:p>
          </table:table-cell>
          <table:table-cell office:value-type="float" office:value="153848" table:style-name="ce37">
            <text:p>153.848</text:p>
          </table:table-cell>
          <table:table-cell office:value-type="percentage" office:value="0.85467787363824743" table:style-name="ce38">
            <text:p>85,5%</text:p>
          </table:table-cell>
          <table:table-cell office:value-type="float" office:value="2245239" table:style-name="ce37">
            <text:p>2.245.239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474505774502879" table:style-name="ce38">
            <text:p>91,5%</text:p>
          </table:table-cell>
          <table:table-cell office:value-type="percentage" office:value="0.83101014538723728" table:style-name="ce38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1" table:style-name="ce37">
            <text:p>23.141</text:p>
          </table:table-cell>
          <table:table-cell office:value-type="percentage" office:value="1" table:style-name="ce38">
            <text:p>100,0%</text:p>
          </table:table-cell>
          <table:table-cell office:value-type="float" office:value="28528" table:style-name="ce37">
            <text:p>28.528</text:p>
          </table:table-cell>
          <table:table-cell office:value-type="percentage" office:value="1" table:style-name="ce38">
            <text:p>100,0%</text:p>
          </table:table-cell>
          <table:table-cell office:value-type="float" office:value="37301" table:style-name="ce37">
            <text:p>37.301</text:p>
          </table:table-cell>
          <table:table-cell office:value-type="percentage" office:value="0.98894427064001278" table:style-name="ce38">
            <text:p>98,9%</text:p>
          </table:table-cell>
          <table:table-cell office:value-type="float" office:value="44543" table:style-name="ce37">
            <text:p>44.543</text:p>
          </table:table-cell>
          <table:table-cell office:value-type="percentage" office:value="0.93452081235313866" table:style-name="ce38">
            <text:p>93,5%</text:p>
          </table:table-cell>
          <table:table-cell office:value-type="float" office:value="46253" table:style-name="ce37">
            <text:p>46.253</text:p>
          </table:table-cell>
          <table:table-cell office:value-type="percentage" office:value="0.87357168489243964" table:style-name="ce38">
            <text:p>87,4%</text:p>
          </table:table-cell>
          <table:table-cell office:value-type="float" office:value="29154" table:style-name="ce37">
            <text:p>29.154</text:p>
          </table:table-cell>
          <table:table-cell office:value-type="percentage" office:value="0.74147358783285433" table:style-name="ce38">
            <text:p>74,1%</text:p>
          </table:table-cell>
          <table:table-cell office:value-type="float" office:value="21401" table:style-name="ce37">
            <text:p>21.401</text:p>
          </table:table-cell>
          <table:table-cell office:value-type="percentage" office:value="0.70263970057127845" table:style-name="ce38">
            <text:p>70,3%</text:p>
          </table:table-cell>
          <table:table-cell office:value-type="float" office:value="18362" table:style-name="ce37">
            <text:p>18.362</text:p>
          </table:table-cell>
          <table:table-cell office:value-type="percentage" office:value="0.71917593608021302" table:style-name="ce38">
            <text:p>71,9%</text:p>
          </table:table-cell>
          <table:table-cell office:value-type="float" office:value="248683" table:style-name="ce37">
            <text:p>248.683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7573687361340991" table:style-name="ce38">
            <text:p>87,6%</text:p>
          </table:table-cell>
          <table:table-cell office:value-type="percentage" office:value="0.77734328600811464" table:style-name="ce38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267" table:style-name="ce37">
            <text:p>370.267</text:p>
          </table:table-cell>
          <table:table-cell office:value-type="percentage" office:value="1" table:style-name="ce38">
            <text:p>100,0%</text:p>
          </table:table-cell>
          <table:table-cell office:value-type="float" office:value="507617" table:style-name="ce37">
            <text:p>507.617</text:p>
          </table:table-cell>
          <table:table-cell office:value-type="percentage" office:value="0.96490274311370305" table:style-name="ce38">
            <text:p>96,5%</text:p>
          </table:table-cell>
          <table:table-cell office:value-type="float" office:value="672549" table:style-name="ce37">
            <text:p>672.549</text:p>
          </table:table-cell>
          <table:table-cell office:value-type="percentage" office:value="0.95624485478222665" table:style-name="ce38">
            <text:p>95,6%</text:p>
          </table:table-cell>
          <table:table-cell office:value-type="float" office:value="925009" table:style-name="ce37">
            <text:p>925.009</text:p>
          </table:table-cell>
          <table:table-cell office:value-type="percentage" office:value="0.95088935559112364" table:style-name="ce38">
            <text:p>95,1%</text:p>
          </table:table-cell>
          <table:table-cell office:value-type="float" office:value="992740" table:style-name="ce37">
            <text:p>992.740</text:p>
          </table:table-cell>
          <table:table-cell office:value-type="percentage" office:value="0.85142769417078124" table:style-name="ce38">
            <text:p>85,1%</text:p>
          </table:table-cell>
          <table:table-cell office:value-type="float" office:value="687232" table:style-name="ce37">
            <text:p>687.232</text:p>
          </table:table-cell>
          <table:table-cell office:value-type="percentage" office:value="0.72367634050798202" table:style-name="ce38">
            <text:p>72,4%</text:p>
          </table:table-cell>
          <table:table-cell office:value-type="float" office:value="529158" table:style-name="ce37">
            <text:p>529.158</text:p>
          </table:table-cell>
          <table:table-cell office:value-type="percentage" office:value="0.71269470352537123" table:style-name="ce38">
            <text:p>71,3%</text:p>
          </table:table-cell>
          <table:table-cell office:value-type="float" office:value="366828" table:style-name="ce37">
            <text:p>366.828</text:p>
          </table:table-cell>
          <table:table-cell office:value-type="percentage" office:value="0.66269226183379037" table:style-name="ce38">
            <text:p>66,3%</text:p>
          </table:table-cell>
          <table:table-cell office:value-type="float" office:value="5051400" table:style-name="ce37">
            <text:p>5.051.400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450072324281771" table:style-name="ce38">
            <text:p>84,5%</text:p>
          </table:table-cell>
          <table:table-cell office:value-type="percentage" office:value="0.74505655550652161" table:style-name="ce38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79" table:style-name="ce37">
            <text:p>72.779</text:p>
          </table:table-cell>
          <table:table-cell office:value-type="percentage" office:value="1" table:style-name="ce38">
            <text:p>100,0%</text:p>
          </table:table-cell>
          <table:table-cell office:value-type="float" office:value="100948" table:style-name="ce37">
            <text:p>100.948</text:p>
          </table:table-cell>
          <table:table-cell office:value-type="percentage" office:value="0.98103966024937073" table:style-name="ce38">
            <text:p>98,1%</text:p>
          </table:table-cell>
          <table:table-cell office:value-type="float" office:value="144418" table:style-name="ce37">
            <text:p>144.418</text:p>
          </table:table-cell>
          <table:table-cell office:value-type="percentage" office:value="0.98304392515094374" table:style-name="ce38">
            <text:p>98,3%</text:p>
          </table:table-cell>
          <table:table-cell office:value-type="float" office:value="203320" table:style-name="ce37">
            <text:p>203.320</text:p>
          </table:table-cell>
          <table:table-cell office:value-type="percentage" office:value="0.95340811044003448" table:style-name="ce38">
            <text:p>95,3%</text:p>
          </table:table-cell>
          <table:table-cell office:value-type="float" office:value="223250" table:style-name="ce37">
            <text:p>223.250</text:p>
          </table:table-cell>
          <table:table-cell office:value-type="percentage" office:value="0.87839406351192373" table:style-name="ce38">
            <text:p>87,8%</text:p>
          </table:table-cell>
          <table:table-cell office:value-type="float" office:value="154989" table:style-name="ce37">
            <text:p>154.989</text:p>
          </table:table-cell>
          <table:table-cell office:value-type="percentage" office:value="0.74156351822701105" table:style-name="ce38">
            <text:p>74,2%</text:p>
          </table:table-cell>
          <table:table-cell office:value-type="float" office:value="126435" table:style-name="ce37">
            <text:p>126.435</text:p>
          </table:table-cell>
          <table:table-cell office:value-type="percentage" office:value="0.73402884213459663" table:style-name="ce38">
            <text:p>73,4%</text:p>
          </table:table-cell>
          <table:table-cell office:value-type="float" office:value="105489" table:style-name="ce37">
            <text:p>105.489</text:p>
          </table:table-cell>
          <table:table-cell office:value-type="percentage" office:value="0.74343524039071418" table:style-name="ce38">
            <text:p>74,3%</text:p>
          </table:table-cell>
          <table:table-cell office:value-type="float" office:value="1131628" table:style-name="ce37">
            <text:p>1.131.628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6374783705826186" table:style-name="ce38">
            <text:p>86,4%</text:p>
          </table:table-cell>
          <table:table-cell office:value-type="percentage" office:value="0.74880215133025552" table:style-name="ce38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86" table:style-name="ce37">
            <text:p>42.086</text:p>
          </table:table-cell>
          <table:table-cell office:value-type="percentage" office:value="1" table:style-name="ce38">
            <text:p>100,0%</text:p>
          </table:table-cell>
          <table:table-cell office:value-type="float" office:value="55684" table:style-name="ce37">
            <text:p>55.684</text:p>
          </table:table-cell>
          <table:table-cell office:value-type="percentage" office:value="0.99806423860051618" table:style-name="ce38">
            <text:p>99,8%</text:p>
          </table:table-cell>
          <table:table-cell office:value-type="float" office:value="71249" table:style-name="ce37">
            <text:p>71.249</text:p>
          </table:table-cell>
          <table:table-cell office:value-type="percentage" office:value="0.96485835003520937" table:style-name="ce38">
            <text:p>96,5%</text:p>
          </table:table-cell>
          <table:table-cell office:value-type="float" office:value="90281" table:style-name="ce37">
            <text:p>90.281</text:p>
          </table:table-cell>
          <table:table-cell office:value-type="percentage" office:value="0.93367737398390804" table:style-name="ce38">
            <text:p>93,4%</text:p>
          </table:table-cell>
          <table:table-cell office:value-type="float" office:value="93062" table:style-name="ce37">
            <text:p>93.062</text:p>
          </table:table-cell>
          <table:table-cell office:value-type="percentage" office:value="0.86166922834762316" table:style-name="ce38">
            <text:p>86,2%</text:p>
          </table:table-cell>
          <table:table-cell office:value-type="float" office:value="60347" table:style-name="ce37">
            <text:p>60.347</text:p>
          </table:table-cell>
          <table:table-cell office:value-type="percentage" office:value="0.7419013781487811" table:style-name="ce38">
            <text:p>74,2%</text:p>
          </table:table-cell>
          <table:table-cell office:value-type="float" office:value="51420" table:style-name="ce37">
            <text:p>51.420</text:p>
          </table:table-cell>
          <table:table-cell office:value-type="percentage" office:value="0.75476683253335686" table:style-name="ce38">
            <text:p>75,5%</text:p>
          </table:table-cell>
          <table:table-cell office:value-type="float" office:value="42594" table:style-name="ce37">
            <text:p>42.594</text:p>
          </table:table-cell>
          <table:table-cell office:value-type="percentage" office:value="0.7553734837199404" table:style-name="ce38">
            <text:p>75,5%</text:p>
          </table:table-cell>
          <table:table-cell office:value-type="float" office:value="506723" table:style-name="ce37">
            <text:p>506.723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162555000911668" table:style-name="ce38">
            <text:p>87,2%</text:p>
          </table:table-cell>
          <table:table-cell office:value-type="percentage" office:value="0.76637220072081391" table:style-name="ce38">
            <text:p>76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47" table:style-name="ce37">
            <text:p>161.747</text:p>
          </table:table-cell>
          <table:table-cell office:value-type="percentage" office:value="1.0240392529281419" table:style-name="ce38">
            <text:p>102,4%</text:p>
          </table:table-cell>
          <table:table-cell office:value-type="float" office:value="211967" table:style-name="ce37">
            <text:p>211.967</text:p>
          </table:table-cell>
          <table:table-cell office:value-type="percentage" office:value="0.99477194118668488" table:style-name="ce38">
            <text:p>99,5%</text:p>
          </table:table-cell>
          <table:table-cell office:value-type="float" office:value="272278" table:style-name="ce37">
            <text:p>272.278</text:p>
          </table:table-cell>
          <table:table-cell office:value-type="percentage" office:value="0.97200832503328938" table:style-name="ce38">
            <text:p>97,2%</text:p>
          </table:table-cell>
          <table:table-cell office:value-type="float" office:value="319011" table:style-name="ce37">
            <text:p>319.011</text:p>
          </table:table-cell>
          <table:table-cell office:value-type="percentage" office:value="0.93833112239945649" table:style-name="ce38">
            <text:p>93,8%</text:p>
          </table:table-cell>
          <table:table-cell office:value-type="float" office:value="312794" table:style-name="ce37">
            <text:p>312.794</text:p>
          </table:table-cell>
          <table:table-cell office:value-type="percentage" office:value="0.86375447694631535" table:style-name="ce38">
            <text:p>86,4%</text:p>
          </table:table-cell>
          <table:table-cell office:value-type="float" office:value="189218" table:style-name="ce37">
            <text:p>189.218</text:p>
          </table:table-cell>
          <table:table-cell office:value-type="percentage" office:value="0.72624480412062498" table:style-name="ce38">
            <text:p>72,6%</text:p>
          </table:table-cell>
          <table:table-cell office:value-type="float" office:value="143178" table:style-name="ce37">
            <text:p>143.178</text:p>
          </table:table-cell>
          <table:table-cell office:value-type="percentage" office:value="0.71044091815773025" table:style-name="ce38">
            <text:p>71,0%</text:p>
          </table:table-cell>
          <table:table-cell office:value-type="float" office:value="119891" table:style-name="ce37">
            <text:p>119.891</text:p>
          </table:table-cell>
          <table:table-cell office:value-type="percentage" office:value="0.71107196659668104" table:style-name="ce38">
            <text:p>71,1%</text:p>
          </table:table-cell>
          <table:table-cell office:value-type="float" office:value="1730084" table:style-name="ce37">
            <text:p>1.730.08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7204319882174031" table:style-name="ce38">
            <text:p>87,2%</text:p>
          </table:table-cell>
          <table:table-cell office:value-type="percentage" office:value="0.77914023122678455" table:style-name="ce38">
            <text:p>77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2" table:style-name="ce37">
            <text:p>2.372</text:p>
          </table:table-cell>
          <table:table-cell office:value-type="percentage" office:value="0.91055662188099806" table:style-name="ce38">
            <text:p>91,1%</text:p>
          </table:table-cell>
          <table:table-cell office:value-type="float" office:value="3842" table:style-name="ce37">
            <text:p>3.842</text:p>
          </table:table-cell>
          <table:table-cell office:value-type="percentage" office:value="0.88976377952755903" table:style-name="ce38">
            <text:p>89,0%</text:p>
          </table:table-cell>
          <table:table-cell office:value-type="float" office:value="7428" table:style-name="ce37">
            <text:p>7.428</text:p>
          </table:table-cell>
          <table:table-cell office:value-type="percentage" office:value="0.9453990072546774" table:style-name="ce38">
            <text:p>94,5%</text:p>
          </table:table-cell>
          <table:table-cell office:value-type="float" office:value="10235" table:style-name="ce37">
            <text:p>10.235</text:p>
          </table:table-cell>
          <table:table-cell office:value-type="percentage" office:value="0.88568708895811699" table:style-name="ce38">
            <text:p>88,6%</text:p>
          </table:table-cell>
          <table:table-cell office:value-type="float" office:value="10589" table:style-name="ce37">
            <text:p>10.589</text:p>
          </table:table-cell>
          <table:table-cell office:value-type="percentage" office:value="0.83760480936560666" table:style-name="ce38">
            <text:p>83,8%</text:p>
          </table:table-cell>
          <table:table-cell office:value-type="float" office:value="8366" table:style-name="ce37">
            <text:p>8.366</text:p>
          </table:table-cell>
          <table:table-cell office:value-type="percentage" office:value="0.70337985538927195" table:style-name="ce38">
            <text:p>70,3%</text:p>
          </table:table-cell>
          <table:table-cell office:value-type="float" office:value="7796" table:style-name="ce37">
            <text:p>7.796</text:p>
          </table:table-cell>
          <table:table-cell office:value-type="percentage" office:value="0.71085985228412507" table:style-name="ce38">
            <text:p>71,1%</text:p>
          </table:table-cell>
          <table:table-cell office:value-type="float" office:value="6262" table:style-name="ce37">
            <text:p>6.262</text:p>
          </table:table-cell>
          <table:table-cell office:value-type="percentage" office:value="0.68617137847907084" table:style-name="ce38">
            <text:p>68,6%</text:p>
          </table:table-cell>
          <table:table-cell office:value-type="float" office:value="56890" table:style-name="ce37">
            <text:p>56.890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0166279151694497" table:style-name="ce38">
            <text:p>80,2%</text:p>
          </table:table-cell>
          <table:table-cell office:value-type="percentage" office:value="0.67563715826227411" table:style-name="ce38">
            <text:p>67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4" table:style-name="ce37">
            <text:p>1.954</text:p>
          </table:table-cell>
          <table:table-cell office:value-type="percentage" office:value="0.83184333759046403" table:style-name="ce38">
            <text:p>83,2%</text:p>
          </table:table-cell>
          <table:table-cell office:value-type="float" office:value="3226" table:style-name="ce37">
            <text:p>3.226</text:p>
          </table:table-cell>
          <table:table-cell office:value-type="percentage" office:value="0.86072572038420492" table:style-name="ce38">
            <text:p>86,1%</text:p>
          </table:table-cell>
          <table:table-cell office:value-type="float" office:value="6950" table:style-name="ce37">
            <text:p>6.950</text:p>
          </table:table-cell>
          <table:table-cell office:value-type="percentage" office:value="0.8879519611600869" table:style-name="ce38">
            <text:p>88,8%</text:p>
          </table:table-cell>
          <table:table-cell office:value-type="float" office:value="9399" table:style-name="ce37">
            <text:p>9.399</text:p>
          </table:table-cell>
          <table:table-cell office:value-type="percentage" office:value="0.83184352597575006" table:style-name="ce38">
            <text:p>83,2%</text:p>
          </table:table-cell>
          <table:table-cell office:value-type="float" office:value="9689" table:style-name="ce37">
            <text:p>9.689</text:p>
          </table:table-cell>
          <table:table-cell office:value-type="percentage" office:value="0.80728211964672558" table:style-name="ce38">
            <text:p>80,7%</text:p>
          </table:table-cell>
          <table:table-cell office:value-type="float" office:value="8000" table:style-name="ce37">
            <text:p>8.000</text:p>
          </table:table-cell>
          <table:table-cell office:value-type="percentage" office:value="0.65935877359268114" table:style-name="ce38">
            <text:p>65,9%</text:p>
          </table:table-cell>
          <table:table-cell office:value-type="float" office:value="7458" table:style-name="ce37">
            <text:p>7.458</text:p>
          </table:table-cell>
          <table:table-cell office:value-type="percentage" office:value="0.62175906627761568" table:style-name="ce38">
            <text:p>62,2%</text:p>
          </table:table-cell>
          <table:table-cell office:value-type="float" office:value="6406" table:style-name="ce37">
            <text:p>6.406</text:p>
          </table:table-cell>
          <table:table-cell office:value-type="percentage" office:value="0.66910382285356174" table:style-name="ce38">
            <text:p>66,9%</text:p>
          </table:table-cell>
          <table:table-cell office:value-type="float" office:value="53082" table:style-name="ce37">
            <text:p>53.08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484032878875464" table:style-name="ce38">
            <text:p>74,8%</text:p>
          </table:table-cell>
          <table:table-cell office:value-type="percentage" office:value="0.60960540217740822" table:style-name="ce38">
            <text:p>61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17" table:style-name="ce37">
            <text:p>8.917</text:p>
          </table:table-cell>
          <table:table-cell office:value-type="string" table:style-name="ce38">
            <text:p>-</text:p>
          </table:table-cell>
          <table:table-cell office:value-type="float" office:value="20591" table:style-name="ce37">
            <text:p>20.591</text:p>
          </table:table-cell>
          <table:table-cell office:value-type="string" table:style-name="ce38">
            <text:p>-</text:p>
          </table:table-cell>
          <table:table-cell office:value-type="float" office:value="29767" table:style-name="ce37">
            <text:p>29.767</text:p>
          </table:table-cell>
          <table:table-cell office:value-type="string" table:style-name="ce38">
            <text:p>-</text:p>
          </table:table-cell>
          <table:table-cell office:value-type="float" office:value="22314" table:style-name="ce37">
            <text:p>22.314</text:p>
          </table:table-cell>
          <table:table-cell office:value-type="string" table:style-name="ce38">
            <text:p>-</text:p>
          </table:table-cell>
          <table:table-cell office:value-type="float" office:value="1027" table:style-name="ce37">
            <text:p>1.027</text:p>
          </table:table-cell>
          <table:table-cell office:value-type="string" table:style-name="ce38">
            <text:p>-</text:p>
          </table:table-cell>
          <table:table-cell office:value-type="float" office:value="86052" table:style-name="ce37">
            <text:p>86.052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0" table:style-name="ce40">
            <text:p>30</text:p>
          </table:table-cell>
          <table:table-cell office:value-type="string" table:style-name="ce41">
            <text:p>-</text:p>
          </table:table-cell>
          <table:table-cell office:value-type="float" office:value="196" table:style-name="ce40">
            <text:p>196</text:p>
          </table:table-cell>
          <table:table-cell office:value-type="string" table:style-name="ce41">
            <text:p>-</text:p>
          </table:table-cell>
          <table:table-cell office:value-type="float" office:value="558" table:style-name="ce40">
            <text:p>558</text:p>
          </table:table-cell>
          <table:table-cell office:value-type="string" table:style-name="ce41">
            <text:p>-</text:p>
          </table:table-cell>
          <table:table-cell office:value-type="float" office:value="1070" table:style-name="ce40">
            <text:p>1.070</text:p>
          </table:table-cell>
          <table:table-cell office:value-type="string" table:style-name="ce41">
            <text:p>-</text:p>
          </table:table-cell>
          <table:table-cell office:value-type="float" office:value="1155" table:style-name="ce40">
            <text:p>1.155</text:p>
          </table:table-cell>
          <table:table-cell office:value-type="string" table:style-name="ce41">
            <text:p>-</text:p>
          </table:table-cell>
          <table:table-cell office:value-type="float" office:value="1003" table:style-name="ce40">
            <text:p>1.003</text:p>
          </table:table-cell>
          <table:table-cell office:value-type="string" table:style-name="ce41">
            <text:p>-</text:p>
          </table:table-cell>
          <table:table-cell office:value-type="float" office:value="144" table:style-name="ce40">
            <text:p>144</text:p>
          </table:table-cell>
          <table:table-cell office:value-type="string" table:style-name="ce41">
            <text:p>-</text:p>
          </table:table-cell>
          <table:table-cell office:value-type="float" office:value="4181" table:style-name="ce40">
            <text:p>4.181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8852" table:style-name="ce44">
            <text:p>2.898.852</text:p>
          </table:table-cell>
          <table:table-cell office:value-type="percentage" office:value="1" table:style-name="ce45">
            <text:p>100,0%</text:p>
          </table:table-cell>
          <table:table-cell office:value-type="float" office:value="3910326" table:style-name="ce44">
            <text:p>3.910.326</text:p>
          </table:table-cell>
          <table:table-cell office:value-type="percentage" office:value="0.98744483964197372" table:style-name="ce45">
            <text:p>98,7%</text:p>
          </table:table-cell>
          <table:table-cell office:value-type="float" office:value="5178553" table:style-name="ce44">
            <text:p>5.178.553</text:p>
          </table:table-cell>
          <table:table-cell office:value-type="percentage" office:value="0.97031414360090129" table:style-name="ce45">
            <text:p>97,0%</text:p>
          </table:table-cell>
          <table:table-cell office:value-type="float" office:value="6566964" table:style-name="ce44">
            <text:p>6.566.964</text:p>
          </table:table-cell>
          <table:table-cell office:value-type="percentage" office:value="0.93369519255951616" table:style-name="ce45">
            <text:p>93,4%</text:p>
          </table:table-cell>
          <table:table-cell office:value-type="float" office:value="6773492" table:style-name="ce44">
            <text:p>6.773.492</text:p>
          </table:table-cell>
          <table:table-cell office:value-type="percentage" office:value="0.85830179084781966" table:style-name="ce45">
            <text:p>85,8%</text:p>
          </table:table-cell>
          <table:table-cell office:value-type="float" office:value="4574793" table:style-name="ce44">
            <text:p>4.574.793</text:p>
          </table:table-cell>
          <table:table-cell office:value-type="percentage" office:value="0.73426919574865379" table:style-name="ce45">
            <text:p>73,4%</text:p>
          </table:table-cell>
          <table:table-cell office:value-type="float" office:value="3588089" table:style-name="ce44">
            <text:p>3.588.089</text:p>
          </table:table-cell>
          <table:table-cell office:value-type="percentage" office:value="0.72565222139528862" table:style-name="ce45">
            <text:p>72,6%</text:p>
          </table:table-cell>
          <table:table-cell office:value-type="float" office:value="2844642" table:style-name="ce44">
            <text:p>2.844.642</text:p>
          </table:table-cell>
          <table:table-cell office:value-type="percentage" office:value="0.73151753574343625" table:style-name="ce45">
            <text:p>73,2%</text:p>
          </table:table-cell>
          <table:table-cell office:value-type="float" office:value="36335711" table:style-name="ce44">
            <text:p>36.335.711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6267474460424542" table:style-name="ce45">
            <text:p>86,3%</text:p>
          </table:table-cell>
          <table:table-cell office:value-type="percentage" office:value="0.76575557901611557" table:style-name="ce45">
            <text:p>76,6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4T12:31:44Z</meta:creation-date>
    <dc:date>2021-09-24T12:32:05Z</dc:date>
  </office:meta>
</office:document-meta>
</file>